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7712e"/>
    </style:style>
    <style:style style:name="P3" style:family="paragraph" style:parent-style-name="Text_20_body">
      <style:paragraph-properties fo:text-align="center" style:justify-single-word="false"/>
      <style:text-properties officeooo:paragraph-rsid="00194c46"/>
    </style:style>
    <style:style style:name="P4" style:family="paragraph" style:parent-style-name="Text_20_body">
      <style:paragraph-properties fo:text-align="start" style:justify-single-word="false"/>
      <style:text-properties officeooo:rsid="00194c46" officeooo:paragraph-rsid="00194c46"/>
    </style:style>
    <style:style style:name="P5" style:family="paragraph" style:parent-style-name="Standard">
      <style:text-properties officeooo:paragraph-rsid="0016ee3d"/>
    </style:style>
    <style:style style:name="P6" style:family="paragraph" style:parent-style-name="Standard">
      <style:paragraph-properties fo:text-align="center" style:justify-single-word="false"/>
      <style:text-properties officeooo:rsid="0017712e" officeooo:paragraph-rsid="0017712e"/>
    </style:style>
    <style:style style:name="P7" style:family="paragraph" style:parent-style-name="Text_20_body">
      <style:paragraph-properties fo:text-align="center" style:justify-single-word="false"/>
      <style:text-properties officeooo:rsid="0017712e" officeooo:paragraph-rsid="0017712e"/>
    </style:style>
    <style:style style:name="P8" style:family="paragraph" style:parent-style-name="Standard">
      <style:paragraph-properties fo:text-align="center" style:justify-single-word="false"/>
      <style:text-properties officeooo:rsid="0017712e" officeooo:paragraph-rsid="00194c46"/>
    </style:style>
    <style:style style:name="P9" style:family="paragraph" style:parent-style-name="Text_20_body">
      <style:paragraph-properties fo:text-align="center" style:justify-single-word="false"/>
      <style:text-properties officeooo:rsid="0017712e" officeooo:paragraph-rsid="00194c46"/>
    </style:style>
    <style:style style:name="P10" style:family="paragraph" style:parent-style-name="Text_20_body">
      <style:paragraph-properties fo:text-align="start" style:justify-single-word="false"/>
      <style:text-properties officeooo:rsid="0017712e" officeooo:paragraph-rsid="0017712e"/>
    </style:style>
    <style:style style:name="P11" style:family="paragraph" style:parent-style-name="Text_20_body">
      <style:paragraph-properties fo:text-align="start" style:justify-single-word="false"/>
      <style:text-properties officeooo:rsid="0017712e" officeooo:paragraph-rsid="00194c46"/>
    </style:style>
    <style:style style:name="P12" style:family="paragraph" style:parent-style-name="Text_20_body">
      <style:paragraph-properties fo:text-align="start" style:justify-single-word="false"/>
      <style:text-properties officeooo:paragraph-rsid="00194c46"/>
    </style:style>
    <style:style style:name="P13" style:family="paragraph" style:parent-style-name="Standard">
      <style:paragraph-properties fo:text-align="center" style:justify-single-word="false"/>
      <style:text-properties officeooo:paragraph-rsid="001c4078"/>
    </style:style>
    <style:style style:name="P14" style:family="paragraph" style:parent-style-name="Heading_20_1">
      <style:paragraph-properties fo:text-align="center" style:justify-single-word="false"/>
    </style:style>
    <style:style style:name="P15" style:family="paragraph" style:parent-style-name="Heading_20_1">
      <style:text-properties officeooo:rsid="001e27db" officeooo:paragraph-rsid="001c1c39"/>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2" style:list-style-name="">
      <style:text-properties officeooo:paragraph-rsid="00194c46"/>
    </style:style>
    <style:style style:name="P19" style:family="paragraph" style:parent-style-name="Heading_20_2">
      <style:paragraph-properties fo:break-before="page"/>
      <style:text-properties officeooo:paragraph-rsid="00194c46"/>
    </style:style>
    <style:style style:name="P20" style:family="paragraph" style:parent-style-name="Heading_20_2">
      <style:paragraph-properties fo:break-before="page"/>
      <style:text-properties officeooo:rsid="00194c46" officeooo:paragraph-rsid="00194c46"/>
    </style:style>
    <style:style style:name="P21" style:family="paragraph" style:parent-style-name="Heading_20_2">
      <style:paragraph-properties fo:break-before="page"/>
    </style:style>
    <style:style style:name="P22" style:family="paragraph" style:parent-style-name="Text_20_body">
      <style:text-properties officeooo:rsid="001a515f" officeooo:paragraph-rsid="001a515f"/>
    </style:style>
    <style:style style:name="P23" style:family="paragraph" style:parent-style-name="Text_20_body">
      <style:text-properties officeooo:rsid="001c1c39" officeooo:paragraph-rsid="001c1c39"/>
    </style:style>
    <style:style style:name="P24" style:family="paragraph" style:parent-style-name="Text_20_body">
      <style:text-properties officeooo:rsid="001c4078" officeooo:paragraph-rsid="001c4078"/>
    </style:style>
    <style:style style:name="P25" style:family="paragraph" style:parent-style-name="Text_20_body">
      <style:paragraph-properties fo:text-align="center" style:justify-single-word="false"/>
      <style:text-properties officeooo:paragraph-rsid="001c1c39"/>
    </style:style>
    <style:style style:name="P2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style>
    <style:style style:name="P3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41726" style:font-weight-asian="normal" style:font-weight-complex="normal"/>
    </style:style>
    <style:style style:name="T3" style:family="text">
      <style:text-properties fo:font-weight="normal" officeooo:rsid="00194c46" style:font-weight-asian="normal" style:font-weight-complex="normal"/>
    </style:style>
    <style:style style:name="T4" style:family="text">
      <style:text-properties fo:font-weight="normal" officeooo:rsid="0017712e" style:font-weight-asian="normal" style:font-weight-complex="normal"/>
    </style:style>
    <style:style style:name="T5" style:family="text">
      <style:text-properties fo:font-weight="normal" officeooo:rsid="001635f0" style:font-weight-asian="normal" style:font-weight-complex="normal"/>
    </style:style>
    <style:style style:name="T6" style:family="text">
      <style:text-properties officeooo:rsid="00194c46"/>
    </style:style>
    <style:style style:name="T7" style:family="text">
      <style:text-properties officeooo:rsid="0017e7d7"/>
    </style:style>
    <style:style style:name="T8" style:family="text">
      <style:text-properties officeooo:rsid="001e27db"/>
    </style:style>
    <style:style style:name="T9" style:family="text">
      <style:text-properties fo:font-weight="bold" style:font-weight-asian="bold" style:font-weight-complex="bold"/>
    </style:style>
    <style:style style:name="T10" style:family="text">
      <style:text-properties officeooo:rsid="001c4078"/>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gr1" style:family="graphic">
      <style:graphic-properties style:writing-mode="lr-tb"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3165in" fo:min-width="1.2181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4953in" fo:min-width="1.218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1.3165in" fo:min-width="0.3291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319in" svg:stroke-color="#3465a4" draw:marker-start="" draw:marker-start-width="0.1264in" draw:marker-start-center="false" draw:marker-end="Arrowheads_20_1"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0091in" fo:min-width="0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solid" svg:stroke-width="0.0319in" svg:stroke-color="#729fcf" draw:marker-start="" draw:marker-start-width="0.1264in" draw:marker-start-center="false" draw:marker-end="" draw:marker-end-width="0.1264in" draw:marker-end-center="false" draw:fill="none" draw:fill-color="#729fcf" draw:textarea-horizontal-align="justify" draw:textarea-vertical-align="middle" fo:padding-top="0.0654in" fo:padding-bottom="0.0654in" fo:padding-left="0.1138in" fo:padding-right="0.1138in" fo:wrap-option="wrap"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0209in" svg:stroke-color="#000000" draw:marker-start="" draw:marker-start-width="0.1098in" draw:marker-start-center="false" draw:marker-end="Arrowheads_20_1"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4" style:family="graphic">
      <style:graphic-properties draw:stroke="dash" draw:stroke-dash="Long_20_Dash" svg:stroke-width="0.0209in" svg:stroke-color="#3465a4" draw:marker-start="" draw:marker-start-width="0.1098in" draw:marker-start-center="false" draw:marker-end="" draw:marker-end-width="0.1098in" draw:marker-end-center="false" svg:stroke-linecap="butt"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5" style:family="graphic">
      <style:graphic-properties draw:stroke="solid" svg:stroke-width="0.0209in" svg:stroke-color="#3465a4" draw:marker-start="Arrowheads_20_2"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6" style:family="graphic">
      <style:graphic-properties draw:stroke="solid" svg:stroke-width="0.0209in" svg:stroke-color="#3465a4" draw:marker-start="" draw:marker-start-width="0.1098in" draw:marker-start-center="false" draw:marker-end="Arrowheads_20_1"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0209in" svg:stroke-color="#3465a4" draw:marker-start="Arrowheads_20_1"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0209in" svg:stroke-color="#3465a4" draw:marker-start="" draw:marker-start-width="0.1098in" draw:marker-start-center="false" draw:marker-end="" draw:marker-end-width="0.1098in" draw:marker-end-center="false" draw:fill="solid" draw:fill-color="#ffffff" draw:textarea-horizontal-align="justify" draw:textarea-vertical-align="middle" draw:auto-grow-height="false" fo:min-height="0.5362in" fo:min-width="0.9098in" fo:padding-top="0.0598in" fo:padding-bottom="0.0598in" fo:padding-left="0.1083in" fo:padding-right="0.1083in" fo:wrap-option="wrap"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dash" draw:stroke-dash="Dash_20__28_Rounded_29_" svg:stroke-width="0.0209in" svg:stroke-color="#000000" draw:marker-start="" draw:marker-start-width="0.1098in" draw:marker-start-center="false" draw:marker-end="Arrowheads_20_1" draw:marker-end-width="0.1098in" draw:marker-end-center="false" svg:stroke-linecap="round" draw:fill="none" draw:fill-color="#729fcf" draw:textarea-horizontal-align="justify" draw:textarea-vertical-align="middle" fo:padding-top="0.0598in" fo:padding-bottom="0.0598in" fo:padding-left="0.1083in" fo:padding-right="0.1083in" fo:wrap-option="wrap"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ectors</text:p>
      <text:h text:style-name="Heading_20_1" text:outline-level="1">Basics</text:h>
      <text:p text:style-name="P1"/>
      <text:p text:style-name="P5">What is a vector?</text:p>
      <text:p text:style-name="Standard"/>
      <text:p text:style-name="Standard">A vector is a mathematical quantity that has both magnitude (size or length) and direction. It can be represented as a directed line segment with an arrow indicating the direction and its length representing the magnitude of the vector. Vectors are used to describe physical quantities that have both magnitude and direction, such as velocity, displacement, force, and acceleration </text:p>
      <text:p text:style-name="Standard"><text:s/></text:p>
      <text:p text:style-name="Standard">When did vectors come about?</text:p>
      <text:p text:style-name="Standard"/>
      <text:p text:style-name="Standard">The concept of vectors evolved over a period of approximately 200 years. Vectors, as we understand them today, appeared in their modern form in the late 19th century when mathematicians and physicists independently developed vector analysis to express the new laws of electromagnetism discovered by James Clerk Maxwell </text:p>
      <text:p text:style-name="Standard"/>
      <text:p text:style-name="Standard">Why are vectors important?</text:p>
      <text:p text:style-name="Standard"/>
      <text:p text:style-name="Standard">Vectors are important because they allow us to describe and analyze physical quantities that have both magnitude and direction. They are used extensively in physics, engineering, and mathematics to model and solve problems involving motion, forces, and other physical phenomena. Vectors provide a concise and powerful way to represent and manipulate complex quantities, making them a fundamental tool in various scientific and engineering disciplines </text:p>
      <text:p text:style-name="Standard"/>
      <text:p text:style-name="Standard">Vectors also have practical applications beyond mathematics and physics. For example, vector graphics are used in computer graphics and design because they can be scaled without loss of quality, making them ideal for creating images that need to be resized or printed at different sizes </text:p>
      <text:p text:style-name="Standard"><text:soft-page-break/></text:p>
      <text:p text:style-name="Standard">In summary, vectors are important because they allow us to accurately describe and analyze quantities that have both magnitude and direction, enabling us to understand and solve a wide range of physical and mathematical problems.</text:p>
      <text:p text:style-name="Standard"/>
      <text:h text:style-name="Heading_20_2" text:outline-level="2">2D Vectors from the Origin</text:h>
      <text:p text:style-name="Text_20_body"/>
      <text:p text:style-name="P3"><draw:g text:anchor-type="as-char" draw:z-index="11" draw:name="Group object 1" draw:style-name="gr7"><draw:line draw:style-name="gr8" draw:text-style-name="P27" svg:x1="0.3748in" svg:y1="0in" svg:x2="0.3748in" svg:y2="1.6248in"><text:p/></draw:line><draw:line draw:style-name="gr8" draw:text-style-name="P27" svg:x1="0.1248in" svg:y1="1.3756in" svg:x2="2.3748in" svg:y2="1.3756in"><text:p/></draw:line><draw:line draw:style-name="gr9" draw:text-style-name="P27" svg:x1="0.9004in" svg:y1="1.3756in" svg:x2="0.9004in" svg:y2="1.6256in"><text:p/></draw:line><draw:line draw:style-name="gr9" draw:text-style-name="P27" svg:x1="0.6248in" svg:y1="1.3756in" svg:x2="0.6248in" svg:y2="1.6256in"><text:p/></draw:line><draw:line draw:style-name="gr9" draw:text-style-name="P27" svg:x1="1.176in" svg:y1="1.3756in" svg:x2="1.176in" svg:y2="1.6256in"><text:p/></draw:line><draw:line draw:style-name="gr9" draw:text-style-name="P27" svg:x1="1.4516in" svg:y1="1.3756in" svg:x2="1.4516in" svg:y2="1.6256in"><text:p/></draw:line><draw:line draw:style-name="gr9" draw:text-style-name="P27" svg:x1="1.7272in" svg:y1="1.376in" svg:x2="1.7272in" svg:y2="1.626in"><text:p/></draw:line><draw:line draw:style-name="gr9" draw:text-style-name="P27" svg:x1="1.9634in" svg:y1="1.376in" svg:x2="1.9634in" svg:y2="1.626in"><text:p/></draw:line><draw:line draw:style-name="gr9" draw:text-style-name="P27" svg:x1="2.239in" svg:y1="1.3764in" svg:x2="2.239in" svg:y2="1.6264in"><text:p/></draw:line><draw:line draw:style-name="gr9" draw:text-style-name="P27" svg:x1="0.3748in" svg:y1="1.1256in" svg:x2="0.1248in" svg:y2="1.1256in"><text:p/></draw:line><draw:line draw:style-name="gr9" draw:text-style-name="P27" svg:x1="0.3752in" svg:y1="0.8492in" svg:x2="0.1252in" svg:y2="0.8492in"><text:p/></draw:line><draw:line draw:style-name="gr9" draw:text-style-name="P27" svg:x1="0.3752in" svg:y1="0.5736in" svg:x2="0.1252in" svg:y2="0.5736in"><text:p/></draw:line><draw:line draw:style-name="gr9" draw:text-style-name="P27" svg:x1="0.3756in" svg:y1="0.2984in" svg:x2="0.1256in" svg:y2="0.2984in"><text:p/></draw:line><draw:line draw:style-name="gr9" draw:text-style-name="P27" svg:x1="0.376in" svg:y1="0.0224in" svg:x2="0.126in" svg:y2="0.0224in"><text:p/></draw:line><draw:custom-shape draw:style-name="gr10" draw:text-style-name="P28" svg:width="0.1252in" svg:height="0.1252in" svg:x="1.3752in" svg:y="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3748in" svg:y1="1.3756in" svg:x2="1.3748in" svg:y2="0.6256in"><text:p/></draw:line><draw:frame draw:style-name="gr12" draw:text-style-name="P30" svg:width="0.6252in" svg:height="0.387in" svg:x="1.3752in" svg:y="0.1252in"><draw:text-box><text:p text:style-name="P29"><text:span text:style-name="T11">P</text:span></text:p></draw:text-box></draw:frame><draw:line draw:style-name="gr11" draw:text-style-name="P27" svg:x1="0.3701in" svg:y1="1.3791in" svg:x2="0.3748in" svg:y2="0.5in"><text:p/></draw:line><draw:line draw:style-name="gr11" draw:text-style-name="P27" svg:x1="0.3701in" svg:y1="1.3799in" svg:x2="1.5in" svg:y2="1.3756in"><text:p/></draw:line><draw:frame draw:style-name="gr12" draw:text-style-name="P30" svg:width="0.3752in" svg:height="0.387in" svg:x="0in" svg:y="0.75in"><draw:text-box><text:p text:style-name="P29"><text:span text:style-name="T11">a</text:span></text:p></draw:text-box></draw:frame><draw:frame draw:style-name="gr12" draw:text-style-name="P30" svg:width="0.3752in" svg:height="0.387in" svg:x="0.75in" svg:y="1.3819in"><draw:text-box><text:p text:style-name="P29"><text:span text:style-name="T11">b</text:span></text:p></draw:text-box></draw:frame><draw:frame draw:style-name="gr12" draw:text-style-name="P30" svg:width="0.2504in" svg:height="0.387in" svg:x="0.6252in" svg:y="0.75in"><draw:text-box><text:p text:style-name="P29"><text:span text:style-name="T11">v</text:span></text:p></draw:text-box></draw:frame></draw:g></text:p>
      <text:p text:style-name="P12"/>
      <text:h text:style-name="P18" text:outline-level="2"/>
      <text:h text:style-name="P19" text:outline-level="2">2D Vectors from <text:span text:style-name="T7">between P and Q</text:span></text:h>
      <text:h text:style-name="P14" text:outline-level="1"><draw:g text:anchor-type="as-char" draw:z-index="0" draw:name="Group object 2" draw:style-name="gr7"><draw:line draw:style-name="gr8" draw:text-style-name="P27" svg:x1="0.25in" svg:y1="0.1106in" svg:x2="0.25in" svg:y2="1.7354in"><text:p/></draw:line><draw:line draw:style-name="gr8" draw:text-style-name="P27" svg:x1="0in" svg:y1="1.4862in" svg:x2="2.25in" svg:y2="1.4862in"><text:p/></draw:line><draw:line draw:style-name="gr9" draw:text-style-name="P27" svg:x1="0.7756in" svg:y1="1.4862in" svg:x2="0.7756in" svg:y2="1.7362in"><text:p/></draw:line><draw:line draw:style-name="gr9" draw:text-style-name="P27" svg:x1="0.5in" svg:y1="1.4862in" svg:x2="0.5in" svg:y2="1.7362in"><text:p/></draw:line><draw:line draw:style-name="gr9" draw:text-style-name="P27" svg:x1="1.0512in" svg:y1="1.4862in" svg:x2="1.0512in" svg:y2="1.7362in"><text:p/></draw:line><draw:line draw:style-name="gr9" draw:text-style-name="P27" svg:x1="1.3268in" svg:y1="1.4862in" svg:x2="1.3268in" svg:y2="1.7362in"><text:p/></draw:line><draw:line draw:style-name="gr9" draw:text-style-name="P27" svg:x1="1.6024in" svg:y1="1.4866in" svg:x2="1.6024in" svg:y2="1.7366in"><text:p/></draw:line><draw:line draw:style-name="gr9" draw:text-style-name="P27" svg:x1="1.8386in" svg:y1="1.4866in" svg:x2="1.8386in" svg:y2="1.7366in"><text:p/></draw:line><draw:line draw:style-name="gr9" draw:text-style-name="P27" svg:x1="2.1142in" svg:y1="1.487in" svg:x2="2.1142in" svg:y2="1.737in"><text:p/></draw:line><draw:line draw:style-name="gr9" draw:text-style-name="P27" svg:x1="0.25in" svg:y1="1.2362in" svg:x2="0in" svg:y2="1.2362in"><text:p/></draw:line><draw:line draw:style-name="gr9" draw:text-style-name="P27" svg:x1="0.2504in" svg:y1="0.9598in" svg:x2="0.0004in" svg:y2="0.9598in"><text:p/></draw:line><draw:line draw:style-name="gr9" draw:text-style-name="P27" svg:x1="0.2504in" svg:y1="0.6843in" svg:x2="0.0004in" svg:y2="0.6843in"><text:p/></draw:line><draw:line draw:style-name="gr9" draw:text-style-name="P27" svg:x1="0.2508in" svg:y1="0.4094in" svg:x2="0.0008in" svg:y2="0.4094in"><text:p/></draw:line><draw:line draw:style-name="gr9" draw:text-style-name="P27" svg:x1="0.2512in" svg:y1="0.1335in" svg:x2="0.0012in" svg:y2="0.1335in"><text:p/></draw:line><draw:custom-shape draw:style-name="gr10" draw:text-style-name="P28" svg:width="0.126in" svg:height="0.1252in" svg:x="1.7618in" svg:y="0.29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1.1713in" svg:x2="1.7618in" svg:y2="0.4213in"><text:p/></draw:line><draw:frame draw:style-name="gr12" draw:text-style-name="P30" svg:width="0.6252in" svg:height="0.387in" svg:x="0.4236in" svg:y="0.9839in"><draw:text-box><text:p text:style-name="P29"><text:span text:style-name="T11">P</text:span></text:p></draw:text-box></draw:frame><draw:line draw:style-name="gr11" draw:text-style-name="P27" svg:x1="0.7571in" svg:y1="1.1748in" svg:x2="0.7618in" svg:y2="0.2957in"><text:p/></draw:line><draw:line draw:style-name="gr11" draw:text-style-name="P27" svg:x1="0.7571in" svg:y1="1.1756in" svg:x2="1.887in" svg:y2="1.1713in"><text:p/></draw:line><draw:frame draw:style-name="gr12" draw:text-style-name="P30" svg:width="0.3748in" svg:height="0.387in" svg:x="0.3874in" svg:y="0.5862in"><draw:text-box><text:p text:style-name="P29"><text:span text:style-name="T11">a</text:span></text:p></draw:text-box></draw:frame><draw:frame draw:style-name="gr12" draw:text-style-name="P30" svg:width="0.3748in" svg:height="0.387in" svg:x="1.1374in" svg:y="1.139in"><draw:text-box><text:p text:style-name="P29"><text:span text:style-name="T11">b</text:span></text:p></draw:text-box></draw:frame><draw:frame draw:style-name="gr12" draw:text-style-name="P30" svg:width="0.2504in" svg:height="0.387in" svg:x="1.0118in" svg:y="0.5465in"><draw:text-box><text:p text:style-name="P29"><text:span text:style-name="T11">v</text:span></text:p></draw:text-box></draw:frame><draw:frame draw:style-name="gr12" draw:text-style-name="P30" svg:width="0.626in" svg:height="0.387in" svg:x="1.7618in" svg:y="0in"><draw:text-box><text:p text:style-name="P29"><text:span text:style-name="T11">Q</text:span></text:p></draw:text-box></draw:frame><draw:custom-shape draw:style-name="gr10" draw:text-style-name="P28" svg:width="0.1252in" svg:height="0.1252in" svg:x="0.6992in" svg:y="1.1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h>
      <text:p text:style-name="P1"/>
      <text:p text:style-name="P2"/>
      <text:p text:style-name="P2"/>
      <text:p text:style-name="P2"/>
      <text:h text:style-name="P20" text:outline-level="2">Vector Addition</text:h>
      <text:p text:style-name="P9"><draw:g text:anchor-type="as-char" draw:z-index="6" draw:name="Group object 5" draw:style-name="gr7"><draw:line draw:style-name="gr8" draw:text-style-name="P27" svg:x1="0.2622in" svg:y1="0.1543in" svg:x2="0.25in" svg:y2="2.1528in"><text:p/></draw:line><draw:line draw:style-name="gr8" draw:text-style-name="P27" svg:x1="0in" svg:y1="1.9075in" svg:x2="3.2933in" svg:y2="1.9075in"><text:p/></draw:line><draw:line draw:style-name="gr9" draw:text-style-name="P27" svg:x1="0.7756in" svg:y1="1.9035in" svg:x2="0.7756in" svg:y2="2.1535in"><text:p/></draw:line><draw:line draw:style-name="gr9" draw:text-style-name="P27" svg:x1="0.5in" svg:y1="1.9039in" svg:x2="0.5in" svg:y2="2.1539in"><text:p/></draw:line><draw:line draw:style-name="gr9" draw:text-style-name="P27" svg:x1="1.0512in" svg:y1="1.9039in" svg:x2="1.0512in" svg:y2="2.1539in"><text:p/></draw:line><draw:line draw:style-name="gr9" draw:text-style-name="P27" svg:x1="1.3268in" svg:y1="1.9043in" svg:x2="1.3268in" svg:y2="2.1543in"><text:p/></draw:line><draw:line draw:style-name="gr9" draw:text-style-name="P27" svg:x1="1.6024in" svg:y1="1.9043in" svg:x2="1.6024in" svg:y2="2.1543in"><text:p/></draw:line><draw:line draw:style-name="gr9" draw:text-style-name="P27" svg:x1="1.878in" svg:y1="1.9043in" svg:x2="1.878in" svg:y2="2.1543in"><text:p/></draw:line><draw:line draw:style-name="gr9" draw:text-style-name="P27" svg:x1="2.1535in" svg:y1="1.9043in" svg:x2="2.1535in" svg:y2="2.1543in"><text:p/></draw:line><draw:line draw:style-name="gr9" draw:text-style-name="P27" svg:x1="0.25in" svg:y1="1.6535in" svg:x2="0in" svg:y2="1.6535in"><text:p/></draw:line><draw:line draw:style-name="gr9" draw:text-style-name="P27" svg:x1="0.2504in" svg:y1="1.378in" svg:x2="0.0004in" svg:y2="1.378in"><text:p/></draw:line><draw:line draw:style-name="gr9" draw:text-style-name="P27" svg:x1="0.2504in" svg:y1="1.1016in" svg:x2="0.0004in" svg:y2="1.1016in"><text:p/></draw:line><draw:line draw:style-name="gr9" draw:text-style-name="P27" svg:x1="0.2508in" svg:y1="0.8268in" svg:x2="0.0008in" svg:y2="0.8268in"><text:p/></draw:line><draw:line draw:style-name="gr9" draw:text-style-name="P27" svg:x1="0.2512in" svg:y1="0.5512in" svg:x2="0.0012in" svg:y2="0.5512in"><text:p/></draw:line><draw:custom-shape draw:style-name="gr10" draw:text-style-name="P28" svg:width="0.126in" svg:height="0.1252in" svg:x="1.3681in" svg:y="0.59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1.5878in" svg:x2="1.387in" svg:y2="0.6543in"><text:p/></draw:line><draw:frame draw:style-name="gr12" draw:text-style-name="P30" svg:width="0.6252in" svg:height="0.387in" svg:x="0.4236in" svg:y="1.4016in"><draw:text-box><text:p text:style-name="P29"><text:span text:style-name="T11">P</text:span></text:p></draw:text-box></draw:frame><draw:line draw:style-name="gr22" draw:text-style-name="P27" svg:x1="0.7571in" svg:y1="1.5929in" svg:x2="0.7622in" svg:y2="0.2799in"><text:p/></draw:line><draw:line draw:style-name="gr22" draw:text-style-name="P27" svg:x1="0.7567in" svg:y1="1.6008in" svg:x2="3.0126in" svg:y2="1.6008in"><text:p/></draw:line><draw:frame draw:style-name="gr12" draw:text-style-name="P30" svg:width="0.3748in" svg:height="0.387in" svg:x="0.3874in" svg:y="1.0035in"><draw:text-box><text:p text:style-name="P29"><text:span text:style-name="T11">a</text:span></text:p></draw:text-box></draw:frame><draw:frame draw:style-name="gr12" draw:text-style-name="P30" svg:width="0.3748in" svg:height="0.387in" svg:x="1.1374in" svg:y="1.5563in"><draw:text-box><text:p text:style-name="P29"><text:span text:style-name="T11">b</text:span></text:p></draw:text-box></draw:frame><draw:frame draw:style-name="gr12" draw:text-style-name="P30" svg:width="0.2504in" svg:height="0.387in" svg:x="0.8543in" svg:y="0.8453in"><draw:text-box><text:p text:style-name="P29"><text:span text:style-name="T11">u</text:span></text:p></draw:text-box></draw:frame><draw:frame draw:style-name="gr12" draw:text-style-name="P30" svg:width="0.6252in" svg:height="0.387in" svg:x="1.1717in" svg:y="0.1807in"><draw:text-box><text:p text:style-name="P29"><text:span text:style-name="T11">Q</text:span></text:p></draw:text-box></draw:frame><draw:custom-shape draw:style-name="gr10" draw:text-style-name="P28" svg:width="0.1252in" svg:height="0.1252in" svg:x="0.6992in" svg:y="1.5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0.6217in" svg:x2="2.9016in" svg:y2="0.3071in"><text:p/></draw:line><draw:line draw:style-name="gr9" draw:text-style-name="P27" svg:x1="0in" svg:y1="0.2776in" svg:x2="0.2457in" svg:y2="0.2776in"><text:p/></draw:line><draw:line draw:style-name="gr9" draw:text-style-name="P27" svg:x1="0.2504in" svg:y1="0in" svg:x2="0.0004in" svg:y2="0in"><text:p/></draw:line><draw:line draw:style-name="gr9" draw:text-style-name="P27" svg:x1="2.7047in" svg:y1="1.9039in" svg:x2="2.7047in" svg:y2="2.1539in"><text:p/></draw:line><draw:line draw:style-name="gr9" draw:text-style-name="P27" svg:x1="2.4291in" svg:y1="1.9043in" svg:x2="2.4291in" svg:y2="2.1543in"><text:p/></draw:line><draw:line draw:style-name="gr9" draw:text-style-name="P27" svg:x1="2.9803in" svg:y1="1.913in" svg:x2="2.9803in" svg:y2="2.1543in"><text:p/></draw:line><draw:line draw:style-name="gr9" draw:text-style-name="P27" svg:x1="3.2559in" svg:y1="1.9043in" svg:x2="3.2559in" svg:y2="2.1543in"><text:p/></draw:line><draw:custom-shape draw:style-name="gr10" draw:text-style-name="P28" svg:width="0.126in" svg:height="0.1252in" svg:x="2.9043in" svg:y="0.2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1.5665in" svg:x2="2.9209in" svg:y2="0.3453in"><text:p/></draw:line><draw:frame draw:style-name="gr12" draw:text-style-name="P30" svg:width="0.2504in" svg:height="0.387in" svg:x="1.839in" svg:y="0.1366in"><draw:text-box><text:p text:style-name="P29"><text:span text:style-name="T11">v</text:span></text:p></draw:text-box></draw:frame><draw:frame draw:style-name="gr12" draw:text-style-name="P30" svg:width="0.2504in" svg:height="0.387in" svg:x="1.8783in" svg:y="0.8453in"><draw:text-box><text:p text:style-name="P29"><text:span text:style-name="T11">w</text:span></text:p></draw:text-box></draw:frame></draw:g></text:p>
      <text:p text:style-name="P11">In this example, we will look at how to add the vectors (u and v) to arrive at the vector (w).</text:p>
      <text:p text:style-name="P11">Given the values for vectors (u and v), [1 - 2], <text:span text:style-name="T6">find the length |w| and direction (</text:span><text:span text:style-name="T2">θ</text:span><text:span text:style-name="T3">3</text:span><text:span text:style-name="T6">) of vector (w), [4]</text:span>.<text:span text:style-name="T6"> In short, the vector (w) is the sum of vectors (u and v).</text:span></text:p>
      <text:p text:style-name="P3"><draw:g text:anchor-type="as-char" draw:z-index="7" draw:name="Group object 11" draw:style-name="gr7"><draw:line draw:style-name="gr14" draw:text-style-name="P27" svg:x1="0.7665in" svg:y1="2.1413in" svg:x2="2.0579in" svg:y2="0.1787in"><text:p/></draw:line><draw:line draw:style-name="gr8" draw:text-style-name="P27" svg:x1="0.2622in" svg:y1="0.7067in" svg:x2="0.25in" svg:y2="2.7051in"><text:p/></draw:line><draw:line draw:style-name="gr8" draw:text-style-name="P27" svg:x1="0in" svg:y1="2.4598in" svg:x2="3.2933in" svg:y2="2.4598in"><text:p/></draw:line><draw:line draw:style-name="gr9" draw:text-style-name="P27" svg:x1="0.7756in" svg:y1="2.4547in" svg:x2="0.7756in" svg:y2="2.7047in"><text:p/></draw:line><draw:line draw:style-name="gr9" draw:text-style-name="P27" svg:x1="0.5in" svg:y1="2.4547in" svg:x2="0.5in" svg:y2="2.7047in"><text:p/></draw:line><draw:line draw:style-name="gr9" draw:text-style-name="P27" svg:x1="1.0512in" svg:y1="2.4547in" svg:x2="1.0512in" svg:y2="2.7047in"><text:p/></draw:line><draw:line draw:style-name="gr9" draw:text-style-name="P27" svg:x1="1.3268in" svg:y1="2.4559in" svg:x2="1.3268in" svg:y2="2.7059in"><text:p/></draw:line><draw:line draw:style-name="gr9" draw:text-style-name="P27" svg:x1="1.6024in" svg:y1="2.4563in" svg:x2="1.6024in" svg:y2="2.7063in"><text:p/></draw:line><draw:line draw:style-name="gr9" draw:text-style-name="P27" svg:x1="1.878in" svg:y1="2.4563in" svg:x2="1.878in" svg:y2="2.7063in"><text:p/></draw:line><draw:line draw:style-name="gr9" draw:text-style-name="P27" svg:x1="2.1535in" svg:y1="2.4567in" svg:x2="2.1535in" svg:y2="2.7067in"><text:p/></draw:line><draw:line draw:style-name="gr9" draw:text-style-name="P27" svg:x1="0.25in" svg:y1="2.2047in" svg:x2="0in" svg:y2="2.2047in"><text:p/></draw:line><draw:line draw:style-name="gr9" draw:text-style-name="P27" svg:x1="0.2504in" svg:y1="1.9295in" svg:x2="0.0004in" svg:y2="1.9295in"><text:p/></draw:line><draw:line draw:style-name="gr9" draw:text-style-name="P27" svg:x1="0.2504in" svg:y1="1.6539in" svg:x2="0.0004in" svg:y2="1.6539in"><text:p/></draw:line><draw:line draw:style-name="gr9" draw:text-style-name="P27" svg:x1="0.2508in" svg:y1="1.378in" svg:x2="0.0008in" svg:y2="1.378in"><text:p/></draw:line><draw:line draw:style-name="gr9" draw:text-style-name="P27" svg:x1="3.0047in" svg:y1="1.2209in" svg:x2="0.2374in" svg:y2="1.2209in"><text:p/></draw:line><draw:custom-shape draw:style-name="gr10" draw:text-style-name="P28" svg:width="0.126in" svg:height="0.1252in" svg:x="1.3681in" svg:y="1.1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2.1402in" svg:x2="1.387in" svg:y2="1.2067in"><text:p/></draw:line><draw:frame draw:style-name="gr12" draw:text-style-name="P30" svg:width="0.6252in" svg:height="0.387in" svg:x="0.4236in" svg:y="1.9535in"><draw:text-box><text:p text:style-name="P29"><text:span text:style-name="T11">P</text:span></text:p></draw:text-box></draw:frame><draw:line draw:style-name="gr22" draw:text-style-name="P27" svg:x1="0.7571in" svg:y1="2.1441in" svg:x2="0.7622in" svg:y2="0.8311in"><text:p/></draw:line><draw:line draw:style-name="gr22" draw:text-style-name="P27" svg:x1="0.7567in" svg:y1="2.1524in" svg:x2="3.0126in" svg:y2="2.1524in"><text:p/></draw:line><draw:frame draw:style-name="gr12" draw:text-style-name="P30" svg:width="0.3748in" svg:height="0.387in" svg:x="0.3874in" svg:y="0.689in"><draw:text-box><text:p text:style-name="P29"><text:span text:style-name="T11">a</text:span></text:p></draw:text-box></draw:frame><draw:frame draw:style-name="gr12" draw:text-style-name="P30" svg:width="0.3752in" svg:height="0.387in" svg:x="2.7516in" svg:y="2.1075in"><draw:text-box><text:p text:style-name="P29"><text:span text:style-name="T11">b</text:span></text:p></draw:text-box></draw:frame><draw:frame draw:style-name="gr12" draw:text-style-name="P30" svg:width="0.2504in" svg:height="0.387in" svg:x="0.8154in" svg:y="1.3575in"><draw:text-box><text:p text:style-name="P29"><text:span text:style-name="T11">u</text:span></text:p></draw:text-box></draw:frame><draw:frame draw:style-name="gr12" draw:text-style-name="P30" svg:width="0.6252in" svg:height="0.387in" svg:x="1.1717in" svg:y="0.7327in"><draw:text-box><text:p text:style-name="P29"><text:span text:style-name="T11">Q</text:span></text:p></draw:text-box></draw:frame><draw:custom-shape draw:style-name="gr10" draw:text-style-name="P28" svg:width="0.1252in" svg:height="0.1248in" svg:x="0.6992in" svg:y="2.09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1.174in" svg:x2="2.9016in" svg:y2="0.8594in"><text:p/></draw:line><draw:line draw:style-name="gr9" draw:text-style-name="P27" svg:x1="0in" svg:y1="0.8291in" svg:x2="0.2457in" svg:y2="0.8291in"><text:p/></draw:line><draw:line draw:style-name="gr9" draw:text-style-name="P27" svg:x1="0.2504in" svg:y1="0.5516in" svg:x2="0.0004in" svg:y2="0.5516in"><text:p/></draw:line><draw:line draw:style-name="gr9" draw:text-style-name="P27" svg:x1="0.2504in" svg:y1="0.276in" svg:x2="0.0004in" svg:y2="0.276in"><text:p/></draw:line><draw:line draw:style-name="gr9" draw:text-style-name="P27" svg:x1="0.2508in" svg:y1="0.0004in" svg:x2="0.0008in" svg:y2="0.0004in"><text:p/></draw:line><draw:line draw:style-name="gr9" draw:text-style-name="P27" svg:x1="2.7047in" svg:y1="2.4547in" svg:x2="2.7047in" svg:y2="2.7047in"><text:p/></draw:line><draw:line draw:style-name="gr9" draw:text-style-name="P27" svg:x1="2.4291in" svg:y1="2.4559in" svg:x2="2.4291in" svg:y2="2.7059in"><text:p/></draw:line><draw:line draw:style-name="gr9" draw:text-style-name="P27" svg:x1="2.9803in" svg:y1="2.4646in" svg:x2="2.9803in" svg:y2="2.7059in"><text:p/></draw:line><draw:line draw:style-name="gr9" draw:text-style-name="P27" svg:x1="3.2559in" svg:y1="2.4563in" svg:x2="3.2559in" svg:y2="2.7063in"><text:p/></draw:line><draw:custom-shape draw:style-name="gr10" draw:text-style-name="P28" svg:width="0.126in" svg:height="0.1252in" svg:x="2.9043in" svg:y="0.7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2.1189in" svg:x2="2.9209in" svg:y2="0.8976in"><text:p/></draw:line><draw:frame draw:style-name="gr12" draw:text-style-name="P30" svg:width="0.2504in" svg:height="0.387in" svg:x="2.0362in" svg:y="0.728in"><draw:text-box><text:p text:style-name="P29"><text:span text:style-name="T11">v</text:span></text:p></draw:text-box></draw:frame><draw:frame draw:style-name="gr12" draw:text-style-name="P30" svg:width="0.2504in" svg:height="0.387in" svg:x="1.8783in" svg:y="1.3972in"><draw:text-box><text:p text:style-name="P29"><text:span text:style-name="T11">w</text:span></text:p></draw:text-box></draw:frame><draw:circle draw:style-name="gr18" draw:text-style-name="P28" svg:width="1.0579in" svg:height="1.0579in" svg:x="0.3118in" svg:y="1.6228in" draw:kind="arc" draw:start-angle="358.22" draw:end-angle="62.64"><text:p/></draw:circle><draw:line draw:style-name="gr9" draw:text-style-name="P27" svg:x1="0in" svg:y1="1.1043in" svg:x2="0.2457in" svg:y2="1.1043in"><text:p/></draw:line><draw:ellipse draw:style-name="gr15" draw:text-style-name="P28" svg:width="5.7661in" svg:height="1.976in" svg:x="-3.0571in" svg:y="0.2461in" draw:kind="arc" draw:start-angle="1.12" draw:end-angle="17.95"><text:p/></draw:ellipse><draw:circle draw:style-name="gr15" draw:text-style-name="P28" svg:width="1.6189in" svg:height="1.6189in" svg:x="0.1181in" svg:y="1.3201in" draw:kind="arc" draw:start-angle="357.74" draw:end-angle="34.97"><text:p/></draw:circle><draw:frame draw:style-name="gr23" draw:text-style-name="P31" svg:width="0.435in" svg:height="0.4717in" svg:x="1.2161in" svg:y="2.1161in"><draw:text-box><text:p text:style-name="P29"><text:span text:style-name="T12">θ2</text:span></text:p></draw:text-box></draw:frame><draw:frame draw:style-name="gr24" draw:text-style-name="P31" svg:width="0.3933in" svg:height="0.4724in" svg:x="1.5701in" svg:y="2.1075in"><draw:text-box><text:p text:style-name="P29"><text:span text:style-name="T12">θ3</text:span></text:p></draw:text-box></draw:frame><draw:frame draw:style-name="gr17" draw:text-style-name="P31" svg:width="0.4051in" svg:height="0.2913in" svg:x="2.5154in" svg:y="1.1634in"><draw:text-box><text:p text:style-name="P29"><text:span text:style-name="T12">θ4</text:span></text:p></draw:text-box></draw:frame><draw:ellipse draw:style-name="gr15" draw:text-style-name="P28" svg:width="0.5697in" svg:height="0.585in" svg:x="0.5126in" svg:y="1.8465in" draw:kind="arc" draw:start-angle="28.06" draw:end-angle="54.87"><text:p/></draw:ellipse><draw:frame draw:style-name="gr24" draw:text-style-name="P31" svg:width="0.4378in" svg:height="0.4724in" svg:x="0.8689in" svg:y="2.1075in"><draw:text-box><text:p text:style-name="P29"><text:span text:style-name="T12">θ1</text:span></text:p></draw:text-box></draw:frame><draw:circle draw:style-name="gr18" draw:text-style-name="P28" svg:width="1.0579in" svg:height="1.0579in" svg:x="0.9417in" svg:y="0.6772in" draw:kind="arc" draw:start-angle="358.22" draw:end-angle="62.64"><text:p/></draw:circle><draw:frame draw:style-name="gr24" draw:text-style-name="P31" svg:width="0.4358in" svg:height="0.4724in" svg:x="1.8063in" svg:y="1.1693in"><draw:text-box><text:p text:style-name="P29"><text:span text:style-name="T12">θ2</text:span></text:p></draw:text-box></draw:frame><draw:ellipse draw:style-name="gr15" draw:text-style-name="P28" svg:width="0.4559in" svg:height="0.4362in" svg:x="1.2047in" svg:y="0.9886in" draw:kind="arc" draw:start-angle="20.25" draw:end-angle="67.97"><text:p/></draw:ellipse><draw:frame draw:style-name="gr24" draw:text-style-name="P31" svg:width="0.435in" svg:height="0.4724in" svg:x="1.4528in" svg:y="1.1701in"><draw:text-box><text:p text:style-name="P29"><text:span text:style-name="T12">θ7</text:span></text:p></draw:text-box></draw:frame></draw:g></text:p>
      <text:p text:style-name="P11">First, note that the angle (<text:span text:style-name="T2">θ</text:span><text:span text:style-name="T1">2</text:span>) for vector (u) can be subtracted from the angle (<text:span text:style-name="T2">θ</text:span><text:span text:style-name="T1">4</text:span>) for vector (v), [<text:span text:style-name="T6">3</text:span>]. <text:s/>Now that we know, angle (<text:span text:style-name="T2">θ</text:span><text:span text:style-name="T1">7</text:span>), we can subtract this from (180) to get angle (<text:span text:style-name="T2">θ</text:span><text:span text:style-name="T1">5</text:span>)<text:span text:style-name="T6">, [3].</text:span></text:p>
      <text:p text:style-name="P4"><text:soft-page-break/></text:p>
      <text:p text:style-name="P8"><draw:g text:anchor-type="as-char" draw:z-index="8" draw:name="Group object 12" draw:style-name="gr7"><draw:custom-shape draw:style-name="gr20" draw:text-style-name="P26" svg:width="2.2531in" svg:height="1.9669in" svg:x="0in" svg:y="0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2" draw:text-style-name="P30" svg:width="0.3331in" svg:height="0.387in" svg:x="0.95in" svg:y="1.9929in"><draw:text-box><text:p text:style-name="P29"><text:span text:style-name="T11">A</text:span></text:p></draw:text-box></draw:frame><draw:ellipse draw:style-name="gr21" draw:text-style-name="P28" svg:width="1.0031in" svg:height="1.0161in" svg:x="-0.4882in" svg:y="1.4713in" draw:kind="arc" draw:start-angle="0.71" draw:end-angle="61.26"><text:p/></draw:ellipse><draw:ellipse draw:style-name="gr21" draw:text-style-name="P28" svg:width="1.0031in" svg:height="1.0161in" svg:x="1.7902in" svg:y="1.4713in" draw:kind="arc" draw:start-angle="118.69" draw:end-angle="179.29"><text:p/></draw:ellipse><draw:ellipse draw:style-name="gr21" draw:text-style-name="P28" svg:width="1.0031in" svg:height="1.0161in" draw:transform="skewX (-0.000698131700797728) rotate (2.094220569468) translate (0.957638888888889in 0.74957895888014in)" draw:kind="arc" draw:start-angle="118.69" draw:end-angle="179.29"><text:p/></draw:ellipse><draw:frame draw:style-name="gr12" draw:text-style-name="P30" svg:width="0.2657in" svg:height="0.387in" svg:x="0.3791in" svg:y="1.4827in"><draw:text-box><text:p text:style-name="P29"><text:span text:style-name="T11">b</text:span></text:p></draw:text-box></draw:frame><draw:frame draw:style-name="gr12" draw:text-style-name="P30" svg:width="0.2976in" svg:height="0.387in" svg:x="1.5846in" svg:y="1.511in"><draw:text-box><text:p text:style-name="P29"><text:span text:style-name="T11">c</text:span></text:p></draw:text-box></draw:frame><draw:frame draw:style-name="gr12" draw:text-style-name="P30" svg:width="0.2858in" svg:height="0.387in" svg:x="1.6811in" svg:y="0.6209in"><draw:text-box><text:p text:style-name="P29"><text:span text:style-name="T11">B</text:span></text:p></draw:text-box></draw:frame><draw:frame draw:style-name="gr19" draw:text-style-name="P30" svg:width="0.2551in" svg:height="0.387in" svg:x="0.9563in" svg:y="0.5157in"><draw:text-box><text:p text:style-name="P29"><text:span text:style-name="T11">a</text:span></text:p></draw:text-box></draw:frame><draw:frame draw:style-name="gr12" draw:text-style-name="P30" svg:width="0.3106in" svg:height="0.387in" svg:x="0.302in" svg:y="0.6402in"><draw:text-box><text:p text:style-name="P29"><text:span text:style-name="T11">C</text:span></text:p></draw:text-box></draw:frame></draw:g><text:s/></text:p>
      <text:p text:style-name="P8"><draw:g text:anchor-type="as-char" draw:z-index="9" draw:name="Group object 13" draw:style-name="gr13"><draw:line draw:style-name="gr11" draw:text-style-name="P27" svg:x1="-0.0004in" svg:y1="1.476in" svg:x2="0.6248in" svg:y2="0.5425in"><text:p/></draw:line><draw:line draw:style-name="gr11" draw:text-style-name="P27" svg:x1="0.7311in" svg:y1="0.5098in" svg:x2="2.1394in" svg:y2="0.1953in"><text:p/></draw:line><draw:line draw:style-name="gr16" draw:text-style-name="P27" svg:x1="0.0563in" svg:y1="1.4547in" svg:x2="2.1587in" svg:y2="0.2335in"><text:p/></draw:line><draw:frame draw:style-name="gr19" draw:text-style-name="P30" svg:width="0.2504in" svg:height="0.387in" svg:x="0.0575in" svg:y="0.7083in"><draw:text-box><text:p text:style-name="P29"><text:span text:style-name="T11">u</text:span></text:p></draw:text-box></draw:frame><draw:frame draw:style-name="gr12" draw:text-style-name="P30" svg:width="0.2504in" svg:height="0.387in" svg:x="1.2783in" svg:y="0in"><draw:text-box><text:p text:style-name="P29"><text:span text:style-name="T11">v</text:span></text:p></draw:text-box></draw:frame><draw:frame draw:style-name="gr19" draw:text-style-name="P30" svg:width="0.2504in" svg:height="0.387in" svg:x="1.0575in" svg:y="0.7083in"><draw:text-box><text:p text:style-name="P29"><text:span text:style-name="T11">w</text:span></text:p></draw:text-box></draw:frame><draw:ellipse draw:style-name="gr15" draw:text-style-name="P28" svg:width="0.7386in" svg:height="0.7717in" svg:x="0.3252in" svg:y="0.1201in" draw:kind="arc" draw:start-angle="235.12" draw:end-angle="9.44"><text:p/></draw:ellipse><draw:ellipse draw:style-name="gr15" draw:text-style-name="P28" svg:width="0.5689in" svg:height="0.585in" svg:x="-0.2764in" svg:y="1.1972in" draw:kind="arc" draw:start-angle="28.06" draw:end-angle="54.87"><text:p/></draw:ellipse><draw:ellipse draw:style-name="gr15" draw:text-style-name="P28" svg:width="0.6543in" svg:height="0.6504in" svg:x="1.7752in" svg:y="-0.0602in" draw:kind="arc" draw:start-angle="185.92" draw:end-angle="212.01"><text:p/></draw:ellipse><draw:frame draw:style-name="gr17" draw:text-style-name="P31" svg:width="0.437in" svg:height="0.2913in" svg:x="1.7335in" svg:y="0.3929in"><draw:text-box><text:p text:style-name="P29"><text:span text:style-name="T12">θ6</text:span></text:p></draw:text-box></draw:frame><draw:frame draw:style-name="gr17" draw:text-style-name="P31" svg:width="0.4378in" svg:height="0.2913in" svg:x="0.2173in" svg:y="1.2866in"><draw:text-box><text:p text:style-name="P29"><text:span text:style-name="T12">θ1</text:span></text:p></draw:text-box></draw:frame><draw:frame draw:style-name="gr17" draw:text-style-name="P31" svg:width="0.4051in" svg:height="0.2913in" svg:x="0.6244in" svg:y="0.5882in"><draw:text-box><text:p text:style-name="P29"><text:span text:style-name="T12">θ5</text:span></text:p></draw:text-box></draw:frame></draw:g><text:s text:c="3"/><draw:g text:anchor-type="as-char" draw:z-index="10" draw:name="Group object 14" draw:style-name="gr13"><draw:line draw:style-name="gr14" draw:text-style-name="P27" svg:x1="0.0744in" svg:y1="1.6362in" svg:x2="1.0787in" svg:y2="0.1094in"><text:p/></draw:line><draw:ellipse draw:style-name="gr15" draw:text-style-name="P28" svg:width="0.8059in" svg:height="0.7713in" svg:x="0.3311in" svg:y="0.3744in" draw:kind="arc" draw:start-angle="20.25" draw:end-angle="67.97"><text:p/></draw:ellipse><draw:line draw:style-name="gr11" draw:text-style-name="P27" svg:x1="0.0602in" svg:y1="1.6646in" svg:x2="0.6854in" svg:y2="0.7311in"><text:p/></draw:line><draw:line draw:style-name="gr11" draw:text-style-name="P27" svg:x1="0.7917in" svg:y1="0.6984in" svg:x2="2.2in" svg:y2="0.3839in"><text:p/></draw:line><draw:line draw:style-name="gr16" draw:text-style-name="P27" svg:x1="0.1169in" svg:y1="1.6433in" svg:x2="2.2193in" svg:y2="0.422in"><text:p/></draw:line><draw:frame draw:style-name="gr12" draw:text-style-name="P30" svg:width="0.2504in" svg:height="0.387in" svg:x="0.1181in" svg:y="0.8972in"><draw:text-box><text:p text:style-name="P29"><text:span text:style-name="T11">u</text:span></text:p></draw:text-box></draw:frame><draw:frame draw:style-name="gr12" draw:text-style-name="P30" svg:width="0.2504in" svg:height="0.387in" svg:x="1.339in" svg:y="0.228in"><draw:text-box><text:p text:style-name="P29"><text:span text:style-name="T11">v</text:span></text:p></draw:text-box></draw:frame><draw:frame draw:style-name="gr12" draw:text-style-name="P30" svg:width="0.2504in" svg:height="0.387in" svg:x="1.1181in" svg:y="0.8972in"><draw:text-box><text:p text:style-name="P29"><text:span text:style-name="T11">w</text:span></text:p></draw:text-box></draw:frame><draw:ellipse draw:style-name="gr15" draw:text-style-name="P28" svg:width="0.5697in" svg:height="0.5843in" svg:x="-0.2161in" svg:y="1.3862in" draw:kind="arc" draw:start-angle="28.06" draw:end-angle="54.87"><text:p/></draw:ellipse><draw:ellipse draw:style-name="gr15" draw:text-style-name="P28" svg:width="0.6543in" svg:height="0.6504in" svg:x="1.8362in" svg:y="0.1283in" draw:kind="arc" draw:start-angle="185.92" draw:end-angle="212.01"><text:p/></draw:ellipse><draw:frame draw:style-name="gr17" draw:text-style-name="P31" svg:width="0.4378in" svg:height="0.2913in" svg:x="1.8047in" svg:y="0.5957in"><draw:text-box><text:p text:style-name="P29"><text:span text:style-name="T12">θ6</text:span></text:p></draw:text-box></draw:frame><draw:frame draw:style-name="gr17" draw:text-style-name="P31" svg:width="0.437in" svg:height="0.2913in" svg:x="0.2835in" svg:y="1.4701in"><draw:text-box><text:p text:style-name="P29"><text:span text:style-name="T12">θ1</text:span></text:p></draw:text-box></draw:frame><draw:line draw:style-name="gr11" draw:text-style-name="P27" svg:x1="0.0602in" svg:y1="1.6602in" svg:x2="0.6854in" svg:y2="0.7268in"><text:p/></draw:line><draw:line draw:style-name="gr11" draw:text-style-name="P27" svg:x1="0.7917in" svg:y1="0.6941in" svg:x2="2.2in" svg:y2="0.3795in"><text:p/></draw:line><draw:line draw:style-name="gr16" draw:text-style-name="P27" svg:x1="0.1169in" svg:y1="1.639in" svg:x2="2.2193in" svg:y2="0.4177in"><text:p/></draw:line><draw:ellipse draw:style-name="gr15" draw:text-style-name="P28" svg:width="0.5697in" svg:height="0.585in" svg:x="-0.2161in" svg:y="1.3803in" draw:kind="arc" draw:start-angle="28.06" draw:end-angle="54.87"><text:p/></draw:ellipse><draw:ellipse draw:style-name="gr15" draw:text-style-name="P28" svg:width="0.6543in" svg:height="0.6504in" svg:x="1.8362in" svg:y="0.1228in" draw:kind="arc" draw:start-angle="185.92" draw:end-angle="212.01"><text:p/></draw:ellipse><draw:line draw:style-name="gr9" draw:text-style-name="P27" svg:x1="1.7323in" svg:y1="0.7098in" svg:x2="0.0004in" svg:y2="0.7098in"><text:p/></draw:line><draw:frame draw:style-name="gr17" draw:text-style-name="P31" svg:width="0.435in" svg:height="0.2913in" svg:x="0.6043in" svg:y="0.2374in"><draw:text-box><text:p text:style-name="P29"><text:span text:style-name="T12">θ7</text:span></text:p></draw:text-box></draw:frame><draw:circle draw:style-name="gr18" draw:text-style-name="P28" svg:width="1.0579in" svg:height="1.0571in" svg:x="0.3173in" svg:y="0.1654in" draw:kind="arc" draw:start-angle="358.22" draw:end-angle="62.64"><text:p/></draw:circle><draw:frame draw:style-name="gr17" draw:text-style-name="P31" svg:width="0.4358in" svg:height="0.2913in" svg:x="0.7256in" svg:y="0in"><draw:text-box><text:p text:style-name="P29"><text:span text:style-name="T12">θ2</text:span></text:p></draw:text-box></draw:frame></draw:g></text:p>
      <text:p text:style-name="P11">Now, we have two options:</text:p>
      <text:p text:style-name="P11">1 .. derive the angle (<text:span text:style-name="T2">θ</text:span><text:span text:style-name="T1">6), and by extension the angle (</text:span><text:span text:style-name="T2">θ</text:span><text:span text:style-name="T1">1), or </text:span></text:p>
      <text:p text:style-name="P11"><text:span text:style-name="T1">2 .. use the information given for angle (</text:span><text:span text:style-name="T2">θ</text:span><text:span text:style-name="T1">5) and the length of the vector (w), and use the Law of Sines to derive angle (</text:span><text:span text:style-name="T2">θ</text:span><text:span text:style-name="T1">1).</text:span></text:p>
      <text:p text:style-name="P11"><text:span text:style-name="T1">The problem with option (1)</text:span><text:span text:style-name="T3">, attempting to derive the angle (</text:span><text:span text:style-name="T2">θ</text:span><text:span text:style-name="T1">6</text:span><text:span text:style-name="T3">), </text:span><text:span text:style-name="T1">is that you have two unknown angles. <text:s/>While you can subtract (</text:span><text:span text:style-name="T2">θ</text:span><text:span text:style-name="T1">7) from (</text:span><text:span text:style-name="T2">θ</text:span><text:span text:style-name="T1">2), but you don't know the 3rd angle of the triangle created by (v, w, and O). <text:s/>Therefore, we must use the Law of Sines to find the value of (</text:span><text:span text:style-name="T2">θ</text:span><text:span text:style-name="T1">1), [</text:span><text:span text:style-name="T3">9 - 10</text:span><text:span text:style-name="T1">]</text:span><text:span text:style-name="T3">. <text:s/>But first, we need the length of vector (w), [7 - 8].</text:span></text:p>
      <text:p text:style-name="P4"><text:span text:style-name="T1">To get the length of vector (w), we need to use </text:span><text:span text:style-name="T5">Law of Cosines</text:span><text:span text:style-name="T1">, [7 - 8]. <text:s/></text:span></text:p>
      <text:p text:style-name="P12"><text:soft-page-break/><text:span text:style-name="T3">Now we can use the law of sines to find the angle (</text:span><text:span text:style-name="T2">θ</text:span><text:span text:style-name="T4">1</text:span><text:span text:style-name="T3">), [9 - 10]. Once we have that angle, we can subtract it from angle (</text:span><text:span text:style-name="T2">θ</text:span><text:span text:style-name="T3">2) to arrive at the angle (</text:span><text:span text:style-name="T2">θ</text:span><text:span text:style-name="T3">3), which is the angle of the vector (w), [11]. <text:s/>The final vector (w), is the magnitude |w| and the direction (</text:span><text:span text:style-name="T2">θ</text:span><text:span text:style-name="T3">3), [13].</text:span></text:p>
      <text:p text:style-name="P3"><draw:g text:anchor-type="as-char" draw:z-index="5" draw:name="Group object 3" draw:style-name="gr7"><draw:line draw:style-name="gr8" draw:text-style-name="P27" svg:x1="0.2622in" svg:y1="0.1543in" svg:x2="0.25in" svg:y2="2.1528in"><text:p/></draw:line><draw:line draw:style-name="gr8" draw:text-style-name="P27" svg:x1="0in" svg:y1="1.9075in" svg:x2="3.2933in" svg:y2="1.9075in"><text:p/></draw:line><draw:line draw:style-name="gr9" draw:text-style-name="P27" svg:x1="0.7756in" svg:y1="1.9035in" svg:x2="0.7756in" svg:y2="2.1535in"><text:p/></draw:line><draw:line draw:style-name="gr9" draw:text-style-name="P27" svg:x1="0.5in" svg:y1="1.9039in" svg:x2="0.5in" svg:y2="2.1539in"><text:p/></draw:line><draw:line draw:style-name="gr9" draw:text-style-name="P27" svg:x1="1.0512in" svg:y1="1.9039in" svg:x2="1.0512in" svg:y2="2.1539in"><text:p/></draw:line><draw:line draw:style-name="gr9" draw:text-style-name="P27" svg:x1="1.3268in" svg:y1="1.9043in" svg:x2="1.3268in" svg:y2="2.1543in"><text:p/></draw:line><draw:line draw:style-name="gr9" draw:text-style-name="P27" svg:x1="1.6024in" svg:y1="1.9043in" svg:x2="1.6024in" svg:y2="2.1543in"><text:p/></draw:line><draw:line draw:style-name="gr9" draw:text-style-name="P27" svg:x1="1.878in" svg:y1="1.9043in" svg:x2="1.878in" svg:y2="2.1543in"><text:p/></draw:line><draw:line draw:style-name="gr9" draw:text-style-name="P27" svg:x1="2.1535in" svg:y1="1.9043in" svg:x2="2.1535in" svg:y2="2.1543in"><text:p/></draw:line><draw:line draw:style-name="gr9" draw:text-style-name="P27" svg:x1="0.25in" svg:y1="1.6535in" svg:x2="0in" svg:y2="1.6535in"><text:p/></draw:line><draw:line draw:style-name="gr9" draw:text-style-name="P27" svg:x1="0.2504in" svg:y1="1.378in" svg:x2="0.0004in" svg:y2="1.378in"><text:p/></draw:line><draw:line draw:style-name="gr9" draw:text-style-name="P27" svg:x1="0.2504in" svg:y1="1.1016in" svg:x2="0.0004in" svg:y2="1.1016in"><text:p/></draw:line><draw:line draw:style-name="gr9" draw:text-style-name="P27" svg:x1="0.2508in" svg:y1="0.8268in" svg:x2="0.0008in" svg:y2="0.8268in"><text:p/></draw:line><draw:custom-shape draw:style-name="gr10" draw:text-style-name="P28" svg:width="0.126in" svg:height="0.1252in" svg:x="1.3681in" svg:y="0.59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1.5878in" svg:x2="1.387in" svg:y2="0.6543in"><text:p/></draw:line><draw:frame draw:style-name="gr12" draw:text-style-name="P30" svg:width="0.6252in" svg:height="0.387in" svg:x="0.4236in" svg:y="1.4016in"><draw:text-box><text:p text:style-name="P29"><text:span text:style-name="T11">P</text:span></text:p></draw:text-box></draw:frame><draw:line draw:style-name="gr22" draw:text-style-name="P27" svg:x1="0.7571in" svg:y1="1.5929in" svg:x2="0.7622in" svg:y2="0.2799in"><text:p/></draw:line><draw:line draw:style-name="gr22" draw:text-style-name="P27" svg:x1="0.7567in" svg:y1="1.6008in" svg:x2="3.0126in" svg:y2="1.6008in"><text:p/></draw:line><draw:frame draw:style-name="gr12" draw:text-style-name="P30" svg:width="0.3748in" svg:height="0.387in" svg:x="0.3874in" svg:y="0.1366in"><draw:text-box><text:p text:style-name="P29"><text:span text:style-name="T11">a</text:span></text:p></draw:text-box></draw:frame><draw:frame draw:style-name="gr12" draw:text-style-name="P30" svg:width="0.3752in" svg:height="0.387in" svg:x="2.7516in" svg:y="1.5563in"><draw:text-box><text:p text:style-name="P29"><text:span text:style-name="T11">b</text:span></text:p></draw:text-box></draw:frame><draw:frame draw:style-name="gr12" draw:text-style-name="P30" svg:width="0.2504in" svg:height="0.387in" svg:x="0.8154in" svg:y="0.8063in"><draw:text-box><text:p text:style-name="P29"><text:span text:style-name="T11">u</text:span></text:p></draw:text-box></draw:frame><draw:frame draw:style-name="gr12" draw:text-style-name="P30" svg:width="0.6252in" svg:height="0.387in" svg:x="1.1717in" svg:y="0.1807in"><draw:text-box><text:p text:style-name="P29"><text:span text:style-name="T11">Q</text:span></text:p></draw:text-box></draw:frame><draw:custom-shape draw:style-name="gr10" draw:text-style-name="P28" svg:width="0.1252in" svg:height="0.1252in" svg:x="0.6992in" svg:y="1.5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0.6217in" svg:x2="2.9016in" svg:y2="0.3071in"><text:p/></draw:line><draw:line draw:style-name="gr9" draw:text-style-name="P27" svg:x1="0in" svg:y1="0.2776in" svg:x2="0.2457in" svg:y2="0.2776in"><text:p/></draw:line><draw:line draw:style-name="gr9" draw:text-style-name="P27" svg:x1="0.2504in" svg:y1="0in" svg:x2="0.0004in" svg:y2="0in"><text:p/></draw:line><draw:line draw:style-name="gr9" draw:text-style-name="P27" svg:x1="2.7047in" svg:y1="1.9039in" svg:x2="2.7047in" svg:y2="2.1539in"><text:p/></draw:line><draw:line draw:style-name="gr9" draw:text-style-name="P27" svg:x1="2.4291in" svg:y1="1.9043in" svg:x2="2.4291in" svg:y2="2.1543in"><text:p/></draw:line><draw:line draw:style-name="gr9" draw:text-style-name="P27" svg:x1="2.9803in" svg:y1="1.913in" svg:x2="2.9803in" svg:y2="2.1543in"><text:p/></draw:line><draw:line draw:style-name="gr9" draw:text-style-name="P27" svg:x1="3.2559in" svg:y1="1.9043in" svg:x2="3.2559in" svg:y2="2.1543in"><text:p/></draw:line><draw:custom-shape draw:style-name="gr10" draw:text-style-name="P28" svg:width="0.126in" svg:height="0.1252in" svg:x="2.9043in" svg:y="0.2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1.5665in" svg:x2="2.9209in" svg:y2="0.3453in"><text:p/></draw:line><draw:frame draw:style-name="gr12" draw:text-style-name="P30" svg:width="0.2504in" svg:height="0.387in" svg:x="1.839in" svg:y="0.1366in"><draw:text-box><text:p text:style-name="P29"><text:span text:style-name="T11">v</text:span></text:p></draw:text-box></draw:frame><draw:frame draw:style-name="gr12" draw:text-style-name="P30" svg:width="0.2504in" svg:height="0.387in" svg:x="1.8783in" svg:y="0.8453in"><draw:text-box><text:p text:style-name="P29"><text:span text:style-name="T11">w</text:span></text:p></draw:text-box></draw:frame><draw:line draw:style-name="gr9" draw:text-style-name="P27" svg:x1="0in" svg:y1="0.5531in" svg:x2="0.2457in" svg:y2="0.5531in"><text:p/></draw:line><draw:circle draw:style-name="gr15" draw:text-style-name="P28" svg:width="1.6189in" svg:height="1.6189in" svg:x="0.1181in" svg:y="0.7681in" draw:kind="arc" draw:start-angle="357.74" draw:end-angle="34.97"><text:p/></draw:circle><draw:frame draw:style-name="gr23" draw:text-style-name="P31" svg:width="0.3933in" svg:height="0.4717in" svg:x="1.5701in" svg:y="1.5563in"><draw:text-box><text:p text:style-name="P29"><text:span text:style-name="T12">θ3</text:span></text:p></draw:text-box></draw:frame></draw:g></text:p>
      <text:h text:style-name="P21" text:outline-level="2">Example</text:h>
      <text:p text:style-name="P7"><draw:g text:anchor-type="as-char" draw:z-index="1" draw:name="Group object 6" draw:style-name="gr7"><draw:line draw:style-name="gr8" draw:text-style-name="P27" svg:x1="0.2622in" svg:y1="0.1543in" svg:x2="0.25in" svg:y2="2.1528in"><text:p/></draw:line><draw:line draw:style-name="gr8" draw:text-style-name="P27" svg:x1="0in" svg:y1="1.9075in" svg:x2="3.2933in" svg:y2="1.9075in"><text:p/></draw:line><draw:line draw:style-name="gr9" draw:text-style-name="P27" svg:x1="0.7756in" svg:y1="1.9035in" svg:x2="0.7756in" svg:y2="2.1535in"><text:p/></draw:line><draw:line draw:style-name="gr9" draw:text-style-name="P27" svg:x1="0.5in" svg:y1="1.9039in" svg:x2="0.5in" svg:y2="2.1539in"><text:p/></draw:line><draw:line draw:style-name="gr9" draw:text-style-name="P27" svg:x1="1.0512in" svg:y1="1.9039in" svg:x2="1.0512in" svg:y2="2.1539in"><text:p/></draw:line><draw:line draw:style-name="gr9" draw:text-style-name="P27" svg:x1="1.3268in" svg:y1="1.9043in" svg:x2="1.3268in" svg:y2="2.1543in"><text:p/></draw:line><draw:line draw:style-name="gr9" draw:text-style-name="P27" svg:x1="1.6024in" svg:y1="1.9043in" svg:x2="1.6024in" svg:y2="2.1543in"><text:p/></draw:line><draw:line draw:style-name="gr9" draw:text-style-name="P27" svg:x1="1.878in" svg:y1="1.9043in" svg:x2="1.878in" svg:y2="2.1543in"><text:p/></draw:line><draw:line draw:style-name="gr9" draw:text-style-name="P27" svg:x1="2.1535in" svg:y1="1.9043in" svg:x2="2.1535in" svg:y2="2.1543in"><text:p/></draw:line><draw:line draw:style-name="gr9" draw:text-style-name="P27" svg:x1="0.25in" svg:y1="1.6535in" svg:x2="0in" svg:y2="1.6535in"><text:p/></draw:line><draw:line draw:style-name="gr9" draw:text-style-name="P27" svg:x1="0.2504in" svg:y1="1.378in" svg:x2="0.0004in" svg:y2="1.378in"><text:p/></draw:line><draw:line draw:style-name="gr9" draw:text-style-name="P27" svg:x1="0.2504in" svg:y1="1.1016in" svg:x2="0.0004in" svg:y2="1.1016in"><text:p/></draw:line><draw:line draw:style-name="gr9" draw:text-style-name="P27" svg:x1="0.2508in" svg:y1="0.8268in" svg:x2="0.0008in" svg:y2="0.8268in"><text:p/></draw:line><draw:line draw:style-name="gr9" draw:text-style-name="P27" svg:x1="0.2512in" svg:y1="0.5512in" svg:x2="0.0012in" svg:y2="0.5512in"><text:p/></draw:line><draw:custom-shape draw:style-name="gr10" draw:text-style-name="P28" svg:width="0.126in" svg:height="0.1252in" svg:x="1.3681in" svg:y="0.59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1.5878in" svg:x2="1.387in" svg:y2="0.6543in"><text:p/></draw:line><draw:frame draw:style-name="gr12" draw:text-style-name="P30" svg:width="0.6252in" svg:height="0.387in" svg:x="0.4236in" svg:y="1.4016in"><draw:text-box><text:p text:style-name="P29"><text:span text:style-name="T11">P</text:span></text:p></draw:text-box></draw:frame><draw:line draw:style-name="gr22" draw:text-style-name="P27" svg:x1="0.7571in" svg:y1="1.5929in" svg:x2="0.7622in" svg:y2="0.2799in"><text:p/></draw:line><draw:line draw:style-name="gr22" draw:text-style-name="P27" svg:x1="0.7567in" svg:y1="1.6008in" svg:x2="3.0126in" svg:y2="1.6008in"><text:p/></draw:line><draw:frame draw:style-name="gr12" draw:text-style-name="P30" svg:width="0.3748in" svg:height="0.387in" svg:x="0.3874in" svg:y="1.0035in"><draw:text-box><text:p text:style-name="P29"><text:span text:style-name="T11">a</text:span></text:p></draw:text-box></draw:frame><draw:frame draw:style-name="gr12" draw:text-style-name="P30" svg:width="0.3748in" svg:height="0.387in" svg:x="1.1374in" svg:y="1.5563in"><draw:text-box><text:p text:style-name="P29"><text:span text:style-name="T11">b</text:span></text:p></draw:text-box></draw:frame><draw:frame draw:style-name="gr12" draw:text-style-name="P30" svg:width="0.2504in" svg:height="0.387in" svg:x="0.8543in" svg:y="0.8453in"><draw:text-box><text:p text:style-name="P29"><text:span text:style-name="T11">u</text:span></text:p></draw:text-box></draw:frame><draw:frame draw:style-name="gr12" draw:text-style-name="P30" svg:width="0.6252in" svg:height="0.387in" svg:x="1.1717in" svg:y="0.1807in"><draw:text-box><text:p text:style-name="P29"><text:span text:style-name="T11">Q</text:span></text:p></draw:text-box></draw:frame><draw:custom-shape draw:style-name="gr10" draw:text-style-name="P28" svg:width="0.1252in" svg:height="0.1252in" svg:x="0.6992in" svg:y="1.5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0.6217in" svg:x2="2.9016in" svg:y2="0.3071in"><text:p/></draw:line><draw:line draw:style-name="gr9" draw:text-style-name="P27" svg:x1="0in" svg:y1="0.2776in" svg:x2="0.2457in" svg:y2="0.2776in"><text:p/></draw:line><draw:line draw:style-name="gr9" draw:text-style-name="P27" svg:x1="0.2504in" svg:y1="0in" svg:x2="0.0004in" svg:y2="0in"><text:p/></draw:line><draw:line draw:style-name="gr9" draw:text-style-name="P27" svg:x1="2.7047in" svg:y1="1.9039in" svg:x2="2.7047in" svg:y2="2.1539in"><text:p/></draw:line><draw:line draw:style-name="gr9" draw:text-style-name="P27" svg:x1="2.4291in" svg:y1="1.9043in" svg:x2="2.4291in" svg:y2="2.1543in"><text:p/></draw:line><draw:line draw:style-name="gr9" draw:text-style-name="P27" svg:x1="2.9803in" svg:y1="1.913in" svg:x2="2.9803in" svg:y2="2.1543in"><text:p/></draw:line><draw:line draw:style-name="gr9" draw:text-style-name="P27" svg:x1="3.2559in" svg:y1="1.9043in" svg:x2="3.2559in" svg:y2="2.1543in"><text:p/></draw:line><draw:custom-shape draw:style-name="gr10" draw:text-style-name="P28" svg:width="0.126in" svg:height="0.1252in" svg:x="2.9043in" svg:y="0.2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1.5665in" svg:x2="2.9209in" svg:y2="0.3453in"><text:p/></draw:line><draw:frame draw:style-name="gr12" draw:text-style-name="P30" svg:width="0.2504in" svg:height="0.387in" svg:x="1.839in" svg:y="0.1366in"><draw:text-box><text:p text:style-name="P29"><text:span text:style-name="T11">v</text:span></text:p></draw:text-box></draw:frame><draw:frame draw:style-name="gr12" draw:text-style-name="P30" svg:width="0.2504in" svg:height="0.387in" svg:x="1.8783in" svg:y="0.8453in"><draw:text-box><text:p text:style-name="P29"><text:span text:style-name="T11">w</text:span></text:p></draw:text-box></draw:frame></draw:g></text:p>
      <text:p text:style-name="P10">In this example, we will look at how to add the vectors (u and v) to arrive at the vector (w).</text:p>
      <text:p text:style-name="P11">Given the values for vectors (u and v), [1 - 2], <text:span text:style-name="T6">find the length |w| and direction (</text:span><text:span text:style-name="T2">θ</text:span><text:span text:style-name="T3">3</text:span><text:span text:style-name="T6">) of vector (w), [3]</text:span>.<text:span text:style-name="T6"> In short, the vector (w) is the sum of vectors (u and v).</text:span></text:p>
      <text:p text:style-name="P2"><draw:g text:anchor-type="as-char" draw:z-index="2" draw:name="Group object 4" draw:style-name="gr7"><draw:line draw:style-name="gr14" draw:text-style-name="P27" svg:x1="0.7665in" svg:y1="2.1413in" svg:x2="2.0579in" svg:y2="0.1787in"><text:p/></draw:line><draw:line draw:style-name="gr8" draw:text-style-name="P27" svg:x1="0.2622in" svg:y1="0.7067in" svg:x2="0.25in" svg:y2="2.7051in"><text:p/></draw:line><draw:line draw:style-name="gr8" draw:text-style-name="P27" svg:x1="0in" svg:y1="2.4598in" svg:x2="3.2933in" svg:y2="2.4598in"><text:p/></draw:line><draw:line draw:style-name="gr9" draw:text-style-name="P27" svg:x1="0.7756in" svg:y1="2.4547in" svg:x2="0.7756in" svg:y2="2.7047in"><text:p/></draw:line><draw:line draw:style-name="gr9" draw:text-style-name="P27" svg:x1="0.5in" svg:y1="2.4547in" svg:x2="0.5in" svg:y2="2.7047in"><text:p/></draw:line><draw:line draw:style-name="gr9" draw:text-style-name="P27" svg:x1="1.0512in" svg:y1="2.4547in" svg:x2="1.0512in" svg:y2="2.7047in"><text:p/></draw:line><draw:line draw:style-name="gr9" draw:text-style-name="P27" svg:x1="1.3268in" svg:y1="2.4559in" svg:x2="1.3268in" svg:y2="2.7059in"><text:p/></draw:line><draw:line draw:style-name="gr9" draw:text-style-name="P27" svg:x1="1.6024in" svg:y1="2.4563in" svg:x2="1.6024in" svg:y2="2.7063in"><text:p/></draw:line><draw:line draw:style-name="gr9" draw:text-style-name="P27" svg:x1="1.878in" svg:y1="2.4563in" svg:x2="1.878in" svg:y2="2.7063in"><text:p/></draw:line><draw:line draw:style-name="gr9" draw:text-style-name="P27" svg:x1="2.1535in" svg:y1="2.4567in" svg:x2="2.1535in" svg:y2="2.7067in"><text:p/></draw:line><draw:line draw:style-name="gr9" draw:text-style-name="P27" svg:x1="0.25in" svg:y1="2.2047in" svg:x2="0in" svg:y2="2.2047in"><text:p/></draw:line><draw:line draw:style-name="gr9" draw:text-style-name="P27" svg:x1="0.2504in" svg:y1="1.9295in" svg:x2="0.0004in" svg:y2="1.9295in"><text:p/></draw:line><draw:line draw:style-name="gr9" draw:text-style-name="P27" svg:x1="0.2504in" svg:y1="1.6539in" svg:x2="0.0004in" svg:y2="1.6539in"><text:p/></draw:line><draw:line draw:style-name="gr9" draw:text-style-name="P27" svg:x1="0.2508in" svg:y1="1.378in" svg:x2="0.0008in" svg:y2="1.378in"><text:p/></draw:line><draw:line draw:style-name="gr9" draw:text-style-name="P27" svg:x1="3.0047in" svg:y1="1.2209in" svg:x2="0.2374in" svg:y2="1.2209in"><text:p/></draw:line><draw:custom-shape draw:style-name="gr10" draw:text-style-name="P28" svg:width="0.126in" svg:height="0.1252in" svg:x="1.3681in" svg:y="1.147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2.1402in" svg:x2="1.387in" svg:y2="1.2067in"><text:p/></draw:line><draw:frame draw:style-name="gr12" draw:text-style-name="P30" svg:width="0.6252in" svg:height="0.387in" svg:x="0.4236in" svg:y="1.9535in"><draw:text-box><text:p text:style-name="P29"><text:span text:style-name="T11">P</text:span></text:p></draw:text-box></draw:frame><draw:line draw:style-name="gr22" draw:text-style-name="P27" svg:x1="0.7571in" svg:y1="2.1441in" svg:x2="0.7622in" svg:y2="0.8311in"><text:p/></draw:line><draw:line draw:style-name="gr22" draw:text-style-name="P27" svg:x1="0.7567in" svg:y1="2.1524in" svg:x2="3.0126in" svg:y2="2.1524in"><text:p/></draw:line><draw:frame draw:style-name="gr12" draw:text-style-name="P30" svg:width="0.3748in" svg:height="0.387in" svg:x="0.3874in" svg:y="0.689in"><draw:text-box><text:p text:style-name="P29"><text:span text:style-name="T11">a</text:span></text:p></draw:text-box></draw:frame><draw:frame draw:style-name="gr12" draw:text-style-name="P30" svg:width="0.3752in" svg:height="0.387in" svg:x="2.7516in" svg:y="2.1075in"><draw:text-box><text:p text:style-name="P29"><text:span text:style-name="T11">b</text:span></text:p></draw:text-box></draw:frame><draw:frame draw:style-name="gr12" draw:text-style-name="P30" svg:width="0.2504in" svg:height="0.387in" svg:x="0.8154in" svg:y="1.3575in"><draw:text-box><text:p text:style-name="P29"><text:span text:style-name="T11">u</text:span></text:p></draw:text-box></draw:frame><draw:frame draw:style-name="gr12" draw:text-style-name="P30" svg:width="0.6252in" svg:height="0.387in" svg:x="1.1717in" svg:y="0.7327in"><draw:text-box><text:p text:style-name="P29"><text:span text:style-name="T11">Q</text:span></text:p></draw:text-box></draw:frame><draw:custom-shape draw:style-name="gr10" draw:text-style-name="P28" svg:width="0.1252in" svg:height="0.1248in" svg:x="0.6992in" svg:y="2.09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1.174in" svg:x2="2.9016in" svg:y2="0.8594in"><text:p/></draw:line><draw:line draw:style-name="gr9" draw:text-style-name="P27" svg:x1="0in" svg:y1="0.8291in" svg:x2="0.2457in" svg:y2="0.8291in"><text:p/></draw:line><draw:line draw:style-name="gr9" draw:text-style-name="P27" svg:x1="0.2504in" svg:y1="0.5516in" svg:x2="0.0004in" svg:y2="0.5516in"><text:p/></draw:line><draw:line draw:style-name="gr9" draw:text-style-name="P27" svg:x1="0.2504in" svg:y1="0.276in" svg:x2="0.0004in" svg:y2="0.276in"><text:p/></draw:line><draw:line draw:style-name="gr9" draw:text-style-name="P27" svg:x1="0.2508in" svg:y1="0.0004in" svg:x2="0.0008in" svg:y2="0.0004in"><text:p/></draw:line><draw:line draw:style-name="gr9" draw:text-style-name="P27" svg:x1="2.7047in" svg:y1="2.4547in" svg:x2="2.7047in" svg:y2="2.7047in"><text:p/></draw:line><draw:line draw:style-name="gr9" draw:text-style-name="P27" svg:x1="2.4291in" svg:y1="2.4559in" svg:x2="2.4291in" svg:y2="2.7059in"><text:p/></draw:line><draw:line draw:style-name="gr9" draw:text-style-name="P27" svg:x1="2.9803in" svg:y1="2.4646in" svg:x2="2.9803in" svg:y2="2.7059in"><text:p/></draw:line><draw:line draw:style-name="gr9" draw:text-style-name="P27" svg:x1="3.2559in" svg:y1="2.4563in" svg:x2="3.2559in" svg:y2="2.7063in"><text:p/></draw:line><draw:custom-shape draw:style-name="gr10" draw:text-style-name="P28" svg:width="0.126in" svg:height="0.1252in" svg:x="2.9043in" svg:y="0.7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2.1189in" svg:x2="2.9209in" svg:y2="0.8976in"><text:p/></draw:line><draw:frame draw:style-name="gr12" draw:text-style-name="P30" svg:width="0.2504in" svg:height="0.387in" svg:x="2.0362in" svg:y="0.728in"><draw:text-box><text:p text:style-name="P29"><text:span text:style-name="T11">v</text:span></text:p></draw:text-box></draw:frame><draw:frame draw:style-name="gr12" draw:text-style-name="P30" svg:width="0.2504in" svg:height="0.387in" svg:x="1.8783in" svg:y="1.3972in"><draw:text-box><text:p text:style-name="P29"><text:span text:style-name="T11">w</text:span></text:p></draw:text-box></draw:frame><draw:circle draw:style-name="gr18" draw:text-style-name="P28" svg:width="1.0579in" svg:height="1.0579in" svg:x="0.3118in" svg:y="1.6228in" draw:kind="arc" draw:start-angle="358.22" draw:end-angle="62.64"><text:p/></draw:circle><draw:line draw:style-name="gr9" draw:text-style-name="P27" svg:x1="0in" svg:y1="1.1043in" svg:x2="0.2457in" svg:y2="1.1043in"><text:p/></draw:line><draw:ellipse draw:style-name="gr15" draw:text-style-name="P28" svg:width="5.7661in" svg:height="1.976in" svg:x="-3.0571in" svg:y="0.2461in" draw:kind="arc" draw:start-angle="1.12" draw:end-angle="17.95"><text:p/></draw:ellipse><draw:circle draw:style-name="gr15" draw:text-style-name="P28" svg:width="1.6189in" svg:height="1.6189in" svg:x="0.1181in" svg:y="1.3201in" draw:kind="arc" draw:start-angle="357.74" draw:end-angle="34.97"><text:p/></draw:circle><draw:frame draw:style-name="gr23" draw:text-style-name="P31" svg:width="0.435in" svg:height="0.4717in" svg:x="1.2161in" svg:y="2.1161in"><draw:text-box><text:p text:style-name="P29"><text:span text:style-name="T12">θ2</text:span></text:p></draw:text-box></draw:frame><draw:frame draw:style-name="gr24" draw:text-style-name="P31" svg:width="0.3933in" svg:height="0.4724in" svg:x="1.5701in" svg:y="2.1075in"><draw:text-box><text:p text:style-name="P29"><text:span text:style-name="T12">θ3</text:span></text:p></draw:text-box></draw:frame><draw:frame draw:style-name="gr17" draw:text-style-name="P31" svg:width="0.4051in" svg:height="0.2913in" svg:x="2.5154in" svg:y="1.1634in"><draw:text-box><text:p text:style-name="P29"><text:span text:style-name="T12">θ4</text:span></text:p></draw:text-box></draw:frame><draw:ellipse draw:style-name="gr15" draw:text-style-name="P28" svg:width="0.5697in" svg:height="0.585in" svg:x="0.5126in" svg:y="1.8465in" draw:kind="arc" draw:start-angle="28.06" draw:end-angle="54.87"><text:p/></draw:ellipse><draw:frame draw:style-name="gr24" draw:text-style-name="P31" svg:width="0.4378in" svg:height="0.4724in" svg:x="0.8689in" svg:y="2.1075in"><draw:text-box><text:p text:style-name="P29"><text:span text:style-name="T12">θ1</text:span></text:p></draw:text-box></draw:frame><draw:circle draw:style-name="gr18" draw:text-style-name="P28" svg:width="1.0579in" svg:height="1.0579in" svg:x="0.9417in" svg:y="0.6772in" draw:kind="arc" draw:start-angle="358.22" draw:end-angle="62.64"><text:p/></draw:circle><draw:frame draw:style-name="gr24" draw:text-style-name="P31" svg:width="0.4358in" svg:height="0.4724in" svg:x="1.8063in" svg:y="1.1693in"><draw:text-box><text:p text:style-name="P29"><text:span text:style-name="T12">θ2</text:span></text:p></draw:text-box></draw:frame><draw:ellipse draw:style-name="gr15" draw:text-style-name="P28" svg:width="0.4559in" svg:height="0.4362in" svg:x="1.2047in" svg:y="0.9886in" draw:kind="arc" draw:start-angle="20.25" draw:end-angle="67.97"><text:p/></draw:ellipse><draw:frame draw:style-name="gr24" draw:text-style-name="P31" svg:width="0.435in" svg:height="0.4724in" svg:x="1.4528in" svg:y="1.1701in"><draw:text-box><text:p text:style-name="P29"><text:span text:style-name="T12">θ7</text:span></text:p></draw:text-box></draw:frame></draw:g></text:p>
      <text:p text:style-name="P10">First, note that the angle (<text:span text:style-name="T2">θ</text:span><text:span text:style-name="T1">2</text:span>) for vector (u) can be subtracted from the angle (<text:span text:style-name="T2">θ</text:span><text:span text:style-name="T1">4</text:span>) for vector (v), [6 - <text:span text:style-name="T6">8</text:span>]. <text:s/>Now that we know, angle (<text:span text:style-name="T2">θ</text:span><text:span text:style-name="T1">7</text:span>), we can subtract this from (180) to get angle (<text:span text:style-name="T2">θ</text:span><text:span text:style-name="T1">5</text:span>)<text:span text:style-name="T6">, 10 - 13</text:span> <text:s/></text:p>
      <text:p text:style-name="P4"><text:soft-page-break/></text:p>
      <text:p text:style-name="P6"/>
      <text:p text:style-name="P6"><draw:g text:anchor-type="as-char" draw:z-index="3" draw:name="Group object 8" draw:style-name="gr13"><draw:line draw:style-name="gr11" draw:text-style-name="P27" svg:x1="-0.0004in" svg:y1="1.476in" svg:x2="0.6248in" svg:y2="0.5425in"><text:p/></draw:line><draw:line draw:style-name="gr11" draw:text-style-name="P27" svg:x1="0.7311in" svg:y1="0.5098in" svg:x2="2.1394in" svg:y2="0.1953in"><text:p/></draw:line><draw:line draw:style-name="gr16" draw:text-style-name="P27" svg:x1="0.0563in" svg:y1="1.4547in" svg:x2="2.1587in" svg:y2="0.2335in"><text:p/></draw:line><draw:frame draw:style-name="gr19" draw:text-style-name="P30" svg:width="0.2504in" svg:height="0.387in" svg:x="0.0575in" svg:y="0.7083in"><draw:text-box><text:p text:style-name="P29"><text:span text:style-name="T11">u</text:span></text:p></draw:text-box></draw:frame><draw:frame draw:style-name="gr12" draw:text-style-name="P30" svg:width="0.2504in" svg:height="0.387in" svg:x="1.2783in" svg:y="0in"><draw:text-box><text:p text:style-name="P29"><text:span text:style-name="T11">v</text:span></text:p></draw:text-box></draw:frame><draw:frame draw:style-name="gr19" draw:text-style-name="P30" svg:width="0.2504in" svg:height="0.387in" svg:x="1.0575in" svg:y="0.7083in"><draw:text-box><text:p text:style-name="P29"><text:span text:style-name="T11">w</text:span></text:p></draw:text-box></draw:frame><draw:ellipse draw:style-name="gr15" draw:text-style-name="P28" svg:width="0.7386in" svg:height="0.7717in" svg:x="0.3252in" svg:y="0.1201in" draw:kind="arc" draw:start-angle="235.12" draw:end-angle="9.44"><text:p/></draw:ellipse><draw:ellipse draw:style-name="gr15" draw:text-style-name="P28" svg:width="0.5689in" svg:height="0.585in" svg:x="-0.2764in" svg:y="1.1972in" draw:kind="arc" draw:start-angle="28.06" draw:end-angle="54.87"><text:p/></draw:ellipse><draw:ellipse draw:style-name="gr15" draw:text-style-name="P28" svg:width="0.6543in" svg:height="0.6504in" svg:x="1.7752in" svg:y="-0.0602in" draw:kind="arc" draw:start-angle="185.92" draw:end-angle="212.01"><text:p/></draw:ellipse><draw:frame draw:style-name="gr17" draw:text-style-name="P31" svg:width="0.437in" svg:height="0.2913in" svg:x="1.7335in" svg:y="0.3929in"><draw:text-box><text:p text:style-name="P29"><text:span text:style-name="T12">θ6</text:span></text:p></draw:text-box></draw:frame><draw:frame draw:style-name="gr17" draw:text-style-name="P31" svg:width="0.4378in" svg:height="0.2913in" svg:x="0.2173in" svg:y="1.2866in"><draw:text-box><text:p text:style-name="P29"><text:span text:style-name="T12">θ1</text:span></text:p></draw:text-box></draw:frame><draw:frame draw:style-name="gr17" draw:text-style-name="P31" svg:width="0.4051in" svg:height="0.2913in" svg:x="0.6244in" svg:y="0.5882in"><draw:text-box><text:p text:style-name="P29"><text:span text:style-name="T12">θ5</text:span></text:p></draw:text-box></draw:frame></draw:g><text:s text:c="2"/></text:p>
      <text:p text:style-name="P10"><text:span text:style-name="T3">U</text:span><text:span text:style-name="T1">se the information given for angle (</text:span><text:span text:style-name="T2">θ</text:span><text:span text:style-name="T1">5) and the length of the vector (w), and use the Law of Sines to derive angle (</text:span><text:span text:style-name="T2">θ</text:span><text:span text:style-name="T1">1), [1</text:span><text:span text:style-name="T3">9</text:span><text:span text:style-name="T1"> - </text:span><text:span text:style-name="T3">22</text:span><text:span text:style-name="T1">]</text:span><text:span text:style-name="T3">. <text:s/>But first, we need the length of vector (w), [14 - 18].</text:span></text:p>
      <text:p text:style-name="P4"><text:span text:style-name="T1">To get the length of vector (w), we need to use </text:span><text:span text:style-name="T5">Law of Cosines</text:span><text:span text:style-name="T1">, [14]. <text:s/>By taking the square root, we arrive at the length of the vector (w), [15 - 18].</text:span></text:p>
      <text:p text:style-name="P12"><text:span text:style-name="T3">Now we can use the law of sines to find the angle (</text:span><text:span text:style-name="T2">θ</text:span><text:span text:style-name="T4">1</text:span><text:span text:style-name="T3">), [19 - 22]. Once we have that angle, we can subtract it from angle (</text:span><text:span text:style-name="T2">θ</text:span><text:span text:style-name="T3">2) to arrive at the angle (</text:span><text:span text:style-name="T2">θ</text:span><text:span text:style-name="T3">3), which is the angle of the vector (w), [24 - 23]. <text:s/>The final vector (w), is the magnitude |w| and the direction (</text:span><text:span text:style-name="T2">θ</text:span><text:span text:style-name="T3">3), [26].</text:span></text:p>
      <text:p text:style-name="P2"><draw:g text:anchor-type="as-char" draw:z-index="4" draw:name="Group object 10" draw:style-name="gr7"><draw:line draw:style-name="gr8" draw:text-style-name="P27" svg:x1="0.2622in" svg:y1="0.1543in" svg:x2="0.25in" svg:y2="2.1528in"><text:p/></draw:line><draw:line draw:style-name="gr8" draw:text-style-name="P27" svg:x1="0in" svg:y1="1.9075in" svg:x2="3.2933in" svg:y2="1.9075in"><text:p/></draw:line><draw:line draw:style-name="gr9" draw:text-style-name="P27" svg:x1="0.7756in" svg:y1="1.9035in" svg:x2="0.7756in" svg:y2="2.1535in"><text:p/></draw:line><draw:line draw:style-name="gr9" draw:text-style-name="P27" svg:x1="0.5in" svg:y1="1.9039in" svg:x2="0.5in" svg:y2="2.1539in"><text:p/></draw:line><draw:line draw:style-name="gr9" draw:text-style-name="P27" svg:x1="1.0512in" svg:y1="1.9039in" svg:x2="1.0512in" svg:y2="2.1539in"><text:p/></draw:line><draw:line draw:style-name="gr9" draw:text-style-name="P27" svg:x1="1.3268in" svg:y1="1.9043in" svg:x2="1.3268in" svg:y2="2.1543in"><text:p/></draw:line><draw:line draw:style-name="gr9" draw:text-style-name="P27" svg:x1="1.6024in" svg:y1="1.9043in" svg:x2="1.6024in" svg:y2="2.1543in"><text:p/></draw:line><draw:line draw:style-name="gr9" draw:text-style-name="P27" svg:x1="1.878in" svg:y1="1.9043in" svg:x2="1.878in" svg:y2="2.1543in"><text:p/></draw:line><draw:line draw:style-name="gr9" draw:text-style-name="P27" svg:x1="2.1535in" svg:y1="1.9043in" svg:x2="2.1535in" svg:y2="2.1543in"><text:p/></draw:line><draw:line draw:style-name="gr9" draw:text-style-name="P27" svg:x1="0.25in" svg:y1="1.6535in" svg:x2="0in" svg:y2="1.6535in"><text:p/></draw:line><draw:line draw:style-name="gr9" draw:text-style-name="P27" svg:x1="0.2504in" svg:y1="1.378in" svg:x2="0.0004in" svg:y2="1.378in"><text:p/></draw:line><draw:line draw:style-name="gr9" draw:text-style-name="P27" svg:x1="0.2504in" svg:y1="1.1016in" svg:x2="0.0004in" svg:y2="1.1016in"><text:p/></draw:line><draw:line draw:style-name="gr9" draw:text-style-name="P27" svg:x1="0.2508in" svg:y1="0.8268in" svg:x2="0.0008in" svg:y2="0.8268in"><text:p/></draw:line><draw:custom-shape draw:style-name="gr10" draw:text-style-name="P28" svg:width="0.126in" svg:height="0.1252in" svg:x="1.3681in" svg:y="0.595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7618in" svg:y1="1.5878in" svg:x2="1.387in" svg:y2="0.6543in"><text:p/></draw:line><draw:frame draw:style-name="gr12" draw:text-style-name="P30" svg:width="0.6252in" svg:height="0.387in" svg:x="0.4236in" svg:y="1.4016in"><draw:text-box><text:p text:style-name="P29"><text:span text:style-name="T11">P</text:span></text:p></draw:text-box></draw:frame><draw:line draw:style-name="gr22" draw:text-style-name="P27" svg:x1="0.7571in" svg:y1="1.5929in" svg:x2="0.7622in" svg:y2="0.2799in"><text:p/></draw:line><draw:line draw:style-name="gr22" draw:text-style-name="P27" svg:x1="0.7567in" svg:y1="1.6008in" svg:x2="3.0126in" svg:y2="1.6008in"><text:p/></draw:line><draw:frame draw:style-name="gr12" draw:text-style-name="P30" svg:width="0.3748in" svg:height="0.387in" svg:x="0.3874in" svg:y="0.1366in"><draw:text-box><text:p text:style-name="P29"><text:span text:style-name="T11">a</text:span></text:p></draw:text-box></draw:frame><draw:frame draw:style-name="gr12" draw:text-style-name="P30" svg:width="0.3752in" svg:height="0.387in" svg:x="2.7516in" svg:y="1.5563in"><draw:text-box><text:p text:style-name="P29"><text:span text:style-name="T11">b</text:span></text:p></draw:text-box></draw:frame><draw:frame draw:style-name="gr12" draw:text-style-name="P30" svg:width="0.2504in" svg:height="0.387in" svg:x="0.8154in" svg:y="0.8063in"><draw:text-box><text:p text:style-name="P29"><text:span text:style-name="T11">u</text:span></text:p></draw:text-box></draw:frame><draw:frame draw:style-name="gr12" draw:text-style-name="P30" svg:width="0.6252in" svg:height="0.387in" svg:x="1.1717in" svg:y="0.1807in"><draw:text-box><text:p text:style-name="P29"><text:span text:style-name="T11">Q</text:span></text:p></draw:text-box></draw:frame><draw:custom-shape draw:style-name="gr10" draw:text-style-name="P28" svg:width="0.1252in" svg:height="0.1252in" svg:x="0.6992in" svg:y="1.54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1.4933in" svg:y1="0.6217in" svg:x2="2.9016in" svg:y2="0.3071in"><text:p/></draw:line><draw:line draw:style-name="gr9" draw:text-style-name="P27" svg:x1="0in" svg:y1="0.2776in" svg:x2="0.2457in" svg:y2="0.2776in"><text:p/></draw:line><draw:line draw:style-name="gr9" draw:text-style-name="P27" svg:x1="0.2504in" svg:y1="0in" svg:x2="0.0004in" svg:y2="0in"><text:p/></draw:line><draw:line draw:style-name="gr9" draw:text-style-name="P27" svg:x1="2.7047in" svg:y1="1.9039in" svg:x2="2.7047in" svg:y2="2.1539in"><text:p/></draw:line><draw:line draw:style-name="gr9" draw:text-style-name="P27" svg:x1="2.4291in" svg:y1="1.9043in" svg:x2="2.4291in" svg:y2="2.1543in"><text:p/></draw:line><draw:line draw:style-name="gr9" draw:text-style-name="P27" svg:x1="2.9803in" svg:y1="1.913in" svg:x2="2.9803in" svg:y2="2.1543in"><text:p/></draw:line><draw:line draw:style-name="gr9" draw:text-style-name="P27" svg:x1="3.2559in" svg:y1="1.9043in" svg:x2="3.2559in" svg:y2="2.1543in"><text:p/></draw:line><draw:custom-shape draw:style-name="gr10" draw:text-style-name="P28" svg:width="0.126in" svg:height="0.1252in" svg:x="2.9043in" svg:y="0.2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27" svg:x1="0.8185in" svg:y1="1.5665in" svg:x2="2.9209in" svg:y2="0.3453in"><text:p/></draw:line><draw:frame draw:style-name="gr12" draw:text-style-name="P30" svg:width="0.2504in" svg:height="0.387in" svg:x="1.839in" svg:y="0.1366in"><draw:text-box><text:p text:style-name="P29"><text:span text:style-name="T11">v</text:span></text:p></draw:text-box></draw:frame><draw:frame draw:style-name="gr12" draw:text-style-name="P30" svg:width="0.2504in" svg:height="0.387in" svg:x="1.8783in" svg:y="0.8453in"><draw:text-box><text:p text:style-name="P29"><text:span text:style-name="T11">w</text:span></text:p></draw:text-box></draw:frame><draw:line draw:style-name="gr9" draw:text-style-name="P27" svg:x1="0in" svg:y1="0.5531in" svg:x2="0.2457in" svg:y2="0.5531in"><text:p/></draw:line><draw:circle draw:style-name="gr15" draw:text-style-name="P28" svg:width="1.6189in" svg:height="1.6189in" svg:x="0.1181in" svg:y="0.7681in" draw:kind="arc" draw:start-angle="357.74" draw:end-angle="34.97"><text:p/></draw:circle><draw:frame draw:style-name="gr23" draw:text-style-name="P31" svg:width="0.3933in" svg:height="0.4717in" svg:x="1.5701in" svg:y="1.5563in"><draw:text-box><text:p text:style-name="P29"><text:span text:style-name="T12">θ3</text:span></text:p></draw:text-box></draw:frame></draw:g></text:p>
      <text:p text:style-name="Text_20_body"/>
      <text:h text:style-name="Heading_20_1" text:outline-level="1"><text:soft-page-break/>Derivatives</text:h>
      <text:p text:style-name="P22">In this section we look briefly at the derivatives and anti-derivatives of vectors. <text:s/></text:p>
      <text:p text:style-name="P22">Let's begin by looking at r (t), which is a combination of x (t) and y (t), [1]. <text:s/>The derivative of r (t), is r-prime (r') of (t), [2].</text:p>
      <text:p text:style-name="P22">We can use the derivatives of (r) to find the tangent vector (T), [3], as it is the r-prime (r') of (t) divided by the magnitude of r-prime (r') of (t). <text:s/>Further, we can find the normal vector of taking the second derivative of (r), [4]. Which leads us to the Binormal Vector (B), [5].</text:p>
      <text:p text:style-name="P22">Integrating r-prime (r') may not be as straight forward as we like, thus we need to remember that the Integral of (r) between (a and b) is also the difference of r (b) minus r (a), [6 - 8].</text:p>
      <text:p text:style-name="P22">Next we will look at a trajectory vector for acceleration (a) which will represent gravity (g) in the vertical direction along the y-axis (j), [9]. <text:s/>The velocity (v) of a particle with constant acceleration (a) can be calculated over time (t), [10 - 11]. <text:s/>Note that the value of (C) is added to the equation, so that when it's integrated, the initial velocity (Vo) is taken into account, [15].</text:p>
      <text:p text:style-name="P22">Let's associate r-prime (r') of (t) to the velocity vector (v), [12 - 13], and then integrate r-prime (r'), [14]. <text:s/>Note that when we integrate r-prime (r'), we add the variable (D) to account for the starting position of the particle in space, [14 - 15]. <text:s/>In this case the particle is traveling along the y-axis, as that is the only acceleration that was defined, [9].</text:p>
      <text:p text:style-name="P22">Now we can use the parametric equations x (t) and y (t) to determine the direction and velocity of the particle, [16 - 17]. <text:s/>Note that I could have added additional steps to show that x (t), uses the same equation as y (t), but that when the cosine of the angle (<text:span text:style-name="T8">θ</text:span>) is applied, the values cancel out to 0, since the motion is along the y-axis.</text:p>
      <text:h text:style-name="P15" text:outline-level="1"><text:bookmark-start text:name="__RefHeading___Toc41567_2645816805"/><text:soft-page-break/>Coordinate Systems<text:bookmark-end text:name="__RefHeading___Toc41567_2645816805"/></text:h>
      <text:p text:style-name="P25"><draw:g text:anchor-type="as-char" draw:z-index="13" draw:name="Group object 9" draw:style-name="gr1"><draw:custom-shape draw:style-name="gr2" draw:text-style-name="P26" svg:width="2.0004in" svg:height="2.0004in" svg:x="0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7" svg:width="2.0004in" svg:height="0.8386in" svg:x="0in" svg:y="0.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7" svg:width="0.7433in" svg:height="2.0004in" svg:x="0.60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27" svg:x1="1.0173in" svg:y1="1.0031in" svg:x2="1.5807in" svg:y2="0.4465in"><text:p/></draw:line><draw:custom-shape draw:style-name="gr6" draw:text-style-name="P28" svg:width="0.1512in" svg:height="0.1512in" svg:x="0.9354in" svg:y="0.934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3">In order to trace a particle through space (x, y, z) and time (t), you need a vector function (F) to represent the force on the particle, and a scalar function (f) to trace it's path, [1 - 2].</text:p>
      <text:p text:style-name="P23">Note that while the vector function (F) and scalar function (f) use the same letter, just upper case vs lower case and the functions look similar, they are in fact very different. <text:s/>Certain operators will only work on a specific type of function, so make sure you understand which type of function is being operated on .. vector [1] or scalar [2].</text:p>
      <text:p text:style-name="P23">Next we have two operators, the derivative (<text:span text:style-name="T8">∇</text:span>), [3], and the Laplacian (<text:span text:style-name="T8">∇</text:span>^2), [4], which act on the functions (F and f), [1 - 2], using matrix manipulations. <text:s/>For this reason, they need to work in 3D space. Thus, we will focus on the Cartesian, Cylindrical, and Spherical coordinate systems.</text:p>
      <text:p text:style-name="P23">First we need to understand what the derivative operator (<text:span text:style-name="T8">∇</text:span>) is, [3] and the Laplacian, [4], are. <text:s/>These operators are vectors that perform an operation on either the vector function F (x) or the scalar function f (t). <text:s/>These operations are called the Div, Grad, Curl, and Laplacian.</text:p>
      <text:p text:style-name="P23">The <text:span text:style-name="T9">Div</text:span> returns a scalar function f (t), when the derivative operator (<text:span text:style-name="T8">∇</text:span>) acts on the vector function F (t), via the dot operator ( <text:span text:style-name="T8">·</text:span> ), [5 - 7].</text:p>
      <text:p text:style-name="P23"><text:soft-page-break/>The <text:span text:style-name="T9">Grad</text:span> returns a vector function F (t), when the derivative operator (<text:span text:style-name="T8">∇</text:span>) acts on the scalar function f (t), [8 - 10].</text:p>
      <text:p text:style-name="P23">The <text:span text:style-name="T9">Curl</text:span> returns a vector function F (t), when the derivative operator (<text:span text:style-name="T8">∇</text:span>) acts on the scalar function f(t), via the cross product operator ( <text:span text:style-name="T8">×</text:span> ), [11 - 15].</text:p>
      <text:p text:style-name="P23">The Laplacian returns a scalar function f (t) when the second derivative (<text:span text:style-name="T8">∇</text:span>^2) acts on a scalar function f(t), via the dot operator ( <text:span text:style-name="T8">·</text:span> ), [16 - 18].</text:p>
      <text:p text:style-name="P23">The only thing that changes per coordinate system is the representation of the vector function F (t), scalar function f (t), the derivative operator (<text:span text:style-name="T8">∇</text:span>) and the Laplacian operator (<text:span text:style-name="T8">∇</text:span>^2), [1 - 4].</text:p>
      <text:h text:style-name="Heading_20_1" text:outline-level="1"/>
      <text:h text:style-name="P16" text:outline-level="1"/>
      <text:h text:style-name="P17" text:outline-level="1">Generalized Coordinate Systems</text:h>
      <text:p text:style-name="P13"><draw:g text:anchor-type="as-char" draw:z-index="12" draw:name="Group object 7" draw:style-name="gr7"><draw:line draw:style-name="gr8" draw:text-style-name="P27" svg:x1="0.3748in" svg:y1="0in" svg:x2="0.3748in" svg:y2="1.6248in"><text:p/></draw:line><draw:line draw:style-name="gr8" draw:text-style-name="P27" svg:x1="0.1248in" svg:y1="1.3756in" svg:x2="2.3748in" svg:y2="1.3756in"><text:p/></draw:line><draw:line draw:style-name="gr9" draw:text-style-name="P27" svg:x1="0.9004in" svg:y1="1.3756in" svg:x2="0.9004in" svg:y2="1.6256in"><text:p/></draw:line><draw:line draw:style-name="gr9" draw:text-style-name="P27" svg:x1="0.6248in" svg:y1="1.3756in" svg:x2="0.6248in" svg:y2="1.6256in"><text:p/></draw:line><draw:line draw:style-name="gr9" draw:text-style-name="P27" svg:x1="1.176in" svg:y1="1.3756in" svg:x2="1.176in" svg:y2="1.6256in"><text:p/></draw:line><draw:line draw:style-name="gr9" draw:text-style-name="P27" svg:x1="1.4516in" svg:y1="1.3756in" svg:x2="1.4516in" svg:y2="1.6256in"><text:p/></draw:line><draw:line draw:style-name="gr9" draw:text-style-name="P27" svg:x1="1.7272in" svg:y1="1.376in" svg:x2="1.7272in" svg:y2="1.626in"><text:p/></draw:line><draw:line draw:style-name="gr9" draw:text-style-name="P27" svg:x1="1.9634in" svg:y1="1.376in" svg:x2="1.9634in" svg:y2="1.626in"><text:p/></draw:line><draw:line draw:style-name="gr9" draw:text-style-name="P27" svg:x1="2.239in" svg:y1="1.3764in" svg:x2="2.239in" svg:y2="1.6264in"><text:p/></draw:line><draw:line draw:style-name="gr9" draw:text-style-name="P27" svg:x1="0.3748in" svg:y1="1.1256in" svg:x2="0.1248in" svg:y2="1.1256in"><text:p/></draw:line><draw:line draw:style-name="gr9" draw:text-style-name="P27" svg:x1="0.3752in" svg:y1="0.8492in" svg:x2="0.1252in" svg:y2="0.8492in"><text:p/></draw:line><draw:line draw:style-name="gr9" draw:text-style-name="P27" svg:x1="0.3752in" svg:y1="0.5736in" svg:x2="0.1252in" svg:y2="0.5736in"><text:p/></draw:line><draw:line draw:style-name="gr9" draw:text-style-name="P27" svg:x1="0.3756in" svg:y1="0.2984in" svg:x2="0.1256in" svg:y2="0.2984in"><text:p/></draw:line><draw:line draw:style-name="gr9" draw:text-style-name="P27" svg:x1="0.376in" svg:y1="0.0224in" svg:x2="0.126in" svg:y2="0.0224in"><text:p/></draw:line><draw:custom-shape draw:style-name="gr10" draw:text-style-name="P28" svg:width="0.1252in" svg:height="0.1252in" svg:x="1.3752in" svg:y="0.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1" draw:text-style-name="P27" svg:x1="0.3748in" svg:y1="1.3756in" svg:x2="1.3748in" svg:y2="0.6256in"><text:p/></draw:line><draw:frame draw:style-name="gr12" draw:text-style-name="P30" svg:width="0.6252in" svg:height="0.387in" svg:x="1.3752in" svg:y="0.1252in"><draw:text-box><text:p text:style-name="P29"><text:span text:style-name="T11">P</text:span></text:p></draw:text-box></draw:frame><draw:line draw:style-name="gr11" draw:text-style-name="P27" svg:x1="0.3701in" svg:y1="1.3791in" svg:x2="0.3748in" svg:y2="0.5in"><text:p/></draw:line><draw:line draw:style-name="gr11" draw:text-style-name="P27" svg:x1="0.3701in" svg:y1="1.3799in" svg:x2="1.5in" svg:y2="1.3756in"><text:p/></draw:line><draw:frame draw:style-name="gr12" draw:text-style-name="P30" svg:width="0.3752in" svg:height="0.387in" svg:x="0in" svg:y="0.75in"><draw:text-box><text:p text:style-name="P29"><text:span text:style-name="T11">a</text:span></text:p></draw:text-box></draw:frame><draw:frame draw:style-name="gr12" draw:text-style-name="P30" svg:width="0.3752in" svg:height="0.387in" svg:x="0.75in" svg:y="1.3819in"><draw:text-box><text:p text:style-name="P29"><text:span text:style-name="T11">b</text:span></text:p></draw:text-box></draw:frame><draw:frame draw:style-name="gr12" draw:text-style-name="P30" svg:width="0.2504in" svg:height="0.387in" svg:x="0.6252in" svg:y="0.75in"><draw:text-box><text:p text:style-name="P29"><text:span text:style-name="T11">v</text:span></text:p></draw:text-box></draw:frame></draw:g></text:p>
      <text:p text:style-name="P23">When we talk about coordinate systems, we usually talk about them in 2D or 3D and sometimes 4D space-time. <text:s/>We represent our functions as F (x, y, z, t) or F (r, t, u, d)<text:span text:style-name="T10">, [1 - 2]</text:span>. <text:s/>However, there are other ways to describe a system, such that not all the variables are needed. <text:s/>For example, we could describe a space by it's position (P) and it's momentum (p), F (x, p)<text:span text:style-name="T10">, [3]</text:span>.</text:p>
      <text:p text:style-name="P24">Recall that kinetic energy (KE) is always described as 1/2 mass times velocity squared, (1/2 m v^2), <text:s/>[4].</text:p>
      <text:p text:style-name="P24">And, momentum (p) is always the mass (m) times the velocity (v), [5]. <text:s/>But, if you integrate momentum (p) with respect to time (t), you will get kinetic energy (KE), [6 - 8].</text:p>
      <text:p text:style-name="P24">The Lagrangian, for our purposes, will be used to calculate the least action needed for a particle to follow a defined trajectory, [9]. <text:s/>This requires the kinetic energy (KE) to be equal to the potential energy (PE). <text:s/>Or the sum of the two to equal 0. <text:s/>This is then can be calculated using the position (x) and the particles momentum (x'). <text:s/></text:p>
      <text:p text:style-name="P24">The Lagragian is the time derivative [d/dt] and momentum derivative [d/dx'] minus the position derivative [d/dx]. <text:s/>This means that only the position (x) and momentum (p) are needed to describe a space, [10].</text:p>
      <text:p text:style-name="P24"><text:soft-page-break/>The Hamiltonian is the total energy of both the kinetic energy (KE) and the potential energy (PE), [11]. <text:s/>Again, we can describe these values using just the position (x) and the momentum (p).</text:p>
      <text:p text:style-name="P24">In general, we call these spaces "Hilbert Spaces" (S), [12]. <text:s/>Each space has a series values to describe a particles position (x) and momentum (p) within this space. <text:s/>In addition, we can peform various operations on the space, such as taking a derivative [d/dx] or [d/dt] across all the components that describe its space, [13].</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20" svg:d="M0 20l10-20 10 20z"/>
    <draw:stroke-dash draw:name="Dash_20__28_Rounded_29_" draw:display-name="Dash (Rounded)" draw:style="round" draw:dots1="1" draw:dots1-length="114%" draw:distance="113%"/>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25in" fo:margin-bottom="0.25in" fo:margin-left="0.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20:09:04.929098064</meta:creation-date>
    <meta:generator>LibreOffice/7.5.9.2$Linux_X86_64 LibreOffice_project/50$Build-2</meta:generator>
    <dc:date>2024-06-20T00:57:08.014420039</dc:date>
    <meta:editing-duration>P21DT58M26S</meta:editing-duration>
    <meta:editing-cycles>10</meta:editing-cycles>
    <meta:document-statistic meta:table-count="0" meta:image-count="0" meta:object-count="0" meta:page-count="13" meta:paragraph-count="69" meta:word-count="1788" meta:character-count="9783" meta:non-whitespace-character-count="8000"/>
  </office:meta>
</office:document-meta>
</file>